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4"/>
    <style:style style:name="ce7" style:family="table-cell" style:parent-style-name="Default" style:data-style-name="N1">
      <style:table-cell-properties fo:background-color="transparen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transparen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124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 fo:font-style="normal" style:font-style-asian="normal" style:font-style-complex="normal"/>
    </style:style>
    <style:style style:name="ce4" style:family="table-cell" style:parent-style-name="Default">
      <style:table-cell-properties fo:background-color="#dddddd"/>
    </style:style>
    <style:style style:name="ce25" style:family="table-cell" style:parent-style-name="Default" style:data-style-name="N124">
      <style:text-properties fo:color="#999999" fo:font-style="normal" style:font-style-asian="normal" style:font-style-complex="normal"/>
    </style:style>
    <style:style style:name="ce6" style:family="table-cell" style:parent-style-name="Default" style:data-style-name="N1"/>
    <style:style style:name="ce8" style:family="table-cell" style:parent-style-name="Default" style:data-style-name="N1">
      <style:table-cell-properties fo:background-color="#dddddd"/>
    </style:style>
    <style:style style:name="ce19" style:family="table-cell" style:parent-style-name="Default" style:data-style-name="N2"/>
    <style:style style:name="ce28" style:family="table-cell" style:parent-style-name="Default" style:data-style-name="N2">
      <style:table-cell-properties fo:background-color="#dddddd"/>
    </style:style>
    <style:style style:name="ce11" style:family="table-cell" style:parent-style-name="Default" style:data-style-name="N126"/>
    <style:style style:name="ce31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28"/>
    <style:style style:name="ce12" style:family="table-cell" style:parent-style-name="Default" style:data-style-name="N61"/>
    <style:style style:name="ce15" style:family="table-cell" style:parent-style-name="Default">
      <style:table-cell-properties fo:background-color="#ffff99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"/>
    <style:style style:name="ce20" style:family="table-cell" style:parent-style-name="Default" style:data-style-name="N125"/>
    <style:style style:name="ce45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/>
    </style:style>
    <style:style style:name="ce46" style:family="table-cell" style:parent-style-name="Default" style:data-style-name="N124">
      <style:text-properties fo:color="#999999"/>
    </style:style>
    <style:style style:name="ce47" style:family="table-cell" style:parent-style-name="Default" style:data-style-name="N2">
      <style:table-cell-properties fo:background-color="transparent"/>
    </style:style>
    <style:style style:name="ce48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fo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table:style-name="ce22" office:value-type="string" calcext:value-type="string">
            <text:p>BRZDY</text:p>
          </table:table-cell>
          <table:table-cell table:number-columns-repeated="4"/>
          <table:table-cell table:style-name="ce22" office:value-type="string" calcext:value-type="string">
            <text:p>IDLING GAS</text:p>
          </table:table-cell>
          <table:table-cell table:number-columns-repeated="3"/>
          <table:table-cell office:value-type="string" calcext:value-type="string">
            <text:p>&gt; dosazení zdvihového objemu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údajně 0.6 l / h na 1 l zdvihového objemu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style-name="ce27" office:value-type="float" office:value="1.289" calcext:value-type="float">
            <text:p>1.28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dle bezpecnecesty.cz:</text:p>
          </table:table-cell>
          <table:table-cell table:number-columns-repeated="4"/>
          <table:table-cell office:value-type="string" calcext:value-type="string">
            <text:p>jiný zdroj 0.3 až 0.56</text:p>
          </table:table-cell>
          <table:table-cell table:number-columns-repeated="3"/>
          <table:table-cell office:value-type="string" calcext:value-type="string">
            <text:p>korelace</text:p>
          </table:table-cell>
          <table:table-cell table:formula="of:=[.K2]*(0.3+0.56+0.6)/3" office:value-type="float" office:value="0.627313333333333" calcext:value-type="float">
            <text:p>0.63</text:p>
          </table:table-cell>
          <table:table-cell office:value-type="string" calcext:value-type="string">
            <text:p>l/h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 (suchá)</text:p>
          </table:table-cell>
          <table:table-cell office:value-type="string" calcext:value-type="string">
            <text:p>r (mokrá)</text:p>
          </table:table-cell>
          <table:table-cell office:value-type="string" calcext:value-type="string">
            <text:p>r (led)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office:value-type="string" calcext:value-type="string">
            <text:p>řekněme 0.6 l/h?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EPŠÍ – koeficient smykového tření</text:p>
          </table:table-cell>
          <table:table-cell table:number-columns-repeated="4"/>
          <table:table-cell table:style-name="ce22" office:value-type="string" calcext:value-type="string">
            <text:p>T diss (old Felda)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suchá</text:p>
          </table:table-cell>
          <table:table-cell table:number-columns-repeated="3"/>
          <table:table-cell table:style-name="ce24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mokrá</text:p>
          </table:table-cell>
          <table:table-cell table:number-columns-repeated="3"/>
          <table:table-cell table:style-name="ce24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níh</text:p>
          </table:table-cell>
          <table:table-cell table:number-columns-repeated="3"/>
          <table:table-cell table:style-name="ce26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26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float" office:value="41" calcext:value-type="float">
            <text:p>41</text:p>
          </table:table-cell>
          <table:table-cell table:number-columns-repeated="5"/>
          <table:table-cell table:style-name="ce24"/>
        </table:table-row>
        <table:table-row table:style-name="ro1">
          <table:table-cell table:number-columns-repeated="5"/>
          <table:table-cell table:style-name="ce26" office:value-type="float" office:value="54" calcext:value-type="float">
            <text:p>54</text:p>
          </table:table-cell>
          <table:table-cell table:number-columns-repeated="5"/>
          <table:table-cell table:style-name="ce24"/>
        </table:table-row>
        <table:table-row table:style-name="ro1">
          <table:table-cell table:number-columns-repeated="5"/>
          <table:table-cell table:style-name="ce26" office:value-type="float" office:value="66" calcext:value-type="float">
            <text:p>66</text:p>
          </table:table-cell>
          <table:table-cell table:number-columns-repeated="5"/>
          <table:table-cell table:style-name="ce26"/>
        </table:table-row>
        <table:table-row table:style-name="ro1">
          <table:table-cell table:number-columns-repeated="5"/>
          <table:table-cell table:style-name="ce26" office:value-type="float" office:value="80" calcext:value-type="float">
            <text:p>80</text:p>
          </table:table-cell>
          <table:table-cell table:number-columns-repeated="5"/>
          <table:table-cell table:style-name="ce26"/>
        </table:table-row>
        <table:table-row table:style-name="ro1">
          <table:table-cell table:number-columns-repeated="5"/>
          <table:table-cell table:style-name="ce26" office:value-type="float" office:value="95" calcext:value-type="float">
            <text:p>95</text:p>
          </table:table-cell>
          <table:table-cell table:number-columns-repeated="5"/>
          <table:table-cell table:style-name="ce26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5"/>
          <table:table-cell table:style-name="ce26"/>
        </table:table-row>
        <table:table-row table:style-name="ro1" table:number-rows-repeated="7">
          <table:table-cell table:number-columns-repeated="11"/>
          <table:table-cell table:style-name="ce26"/>
        </table:table-row>
        <table:table-row table:style-name="ro1">
          <table:table-cell table:number-columns-repeated="11"/>
          <table:table-cell table:style-name="ce26"/>
        </table:table-row>
      </table:table>
      <table:table table:name="Feld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271.81mm" svg:height="149.08mm" svg:x="0.28mm" svg:y="118.47mm">
            <draw:object draw:notify-on-update-of-ranges="Felda.B17:Felda.C17 Felda.A20:Felda.A20 Felda.D20:Felda.E20 Felda.B17:Felda.C17 Felda.A21:Felda.A21 Felda.D21:Felda.E21 Felda.B17:Felda.C17 Felda.A22:Felda.A22 Felda.D22:Felda.E22 Felda.B17:Felda.C17 Felda.A23:Felda.A23 Felda.D23:Felda.E23 Felda.B17:Felda.C17 Felda.A24:Felda.A24 Felda.D24:Felda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49.92mm" svg:height="10.63mm" svg:x="217.18mm" svg:y="76.49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37.26mm" svg:height="180.36mm" svg:x="310.18mm" svg:y="75.96mm">
            <draw:object draw:notify-on-update-of-ranges="Felda.O2:Felda.O17 Felda.T2:Felda.T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72.35mm" svg:height="201.01mm" svg:x="725.63mm" svg:y="3.46mm">
            <draw:object draw:notify-on-update-of-ranges="Felda.AD3:Felda.AD19 Felda.AF3:Felda.AF3 Felda.AE3:Felda.AE19 Felda.Z3:Felda.Z18 Felda.AF4:Felda.AF4 Felda.AA3:Felda.AA18 Felda.AB3:Felda.AB18 Felda.AF5:Felda.AF5 Felda.AC3:Felda.A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 table:number-columns-repeated="5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70" calcext:value-type="float">
            <text:p>70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2]+[.Q2]" office:value-type="float" office:value="86" calcext:value-type="float">
            <text:p>86</text:p>
          </table:table-cell>
          <table:table-cell table:style-name="ce16"/>
          <table:table-cell table:formula="of:=[.R2]*[.$W$12]*[.$W$10]-[.Q2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" calcext:value-type="float">
            <text:p>83</text:p>
          </table:table-cell>
          <table:table-cell table:style-name="ce6" table:formula="of:=2*PI()*[.A3]/60*[.B3]/1000" office:value-type="float" office:value="13.0376095123976" calcext:value-type="float">
            <text:p>13</text:p>
          </table:table-cell>
          <table:table-cell table:style-name="ce6" table:formula="of:=[.$I$26]*[.$I$21]*[.$A3]/60/2" office:value-type="float" office:value="58.0289605710432" calcext:value-type="float">
            <text:p>58</text:p>
          </table:table-cell>
          <table:table-cell table:style-name="ce19" table:formula="of:=[.C3]/[.D3]" office:value-type="float" office:value="0.224674186545803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7" calcext:value-type="float">
            <text:p>17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8" calcext:value-type="float">
            <text:p>78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3]+[.Q3]" office:value-type="float" office:value="96" calcext:value-type="float">
            <text:p>96</text:p>
          </table:table-cell>
          <table:table-cell table:style-name="ce16"/>
          <table:table-cell table:formula="of:=[.R3]*[.$W$12]*[.$W$10]-[.Q3]" office:value-type="float" office:value="78" calcext:value-type="float">
            <text:p>7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659815160717" calcext:value-type="float">
            <text:p>3.66</text:p>
          </table:table-cell>
          <table:table-cell table:formula="of:=2*PI()*[.O2]/60*[.T2]/[.Z3]" office:value-type="float" office:value="1001.469" calcext:value-type="float">
            <text:p>1001.47</text:p>
          </table:table-cell>
          <table:table-cell table:formula="of:=2*PI()*[.$O2]/60*[.$B$18]/[.$B$19]/[.$B$24]" office:value-type="float" office:value="4.73172755088516" calcext:value-type="float">
            <text:p>4.73</text:p>
          </table:table-cell>
          <table:table-cell table:formula="of:=2*PI()*[.O2]/60*[.T2]/[.AB3]" office:value-type="float" office:value="774.599" calcext:value-type="float">
            <text:p>774.6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50" calcext:value-type="float">
            <text:p>2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style-name="ce6" table:formula="of:=2*PI()*[.A4]/60*[.B4]/1000" office:value-type="float" office:value="18.4306769010601" calcext:value-type="float">
            <text:p>18</text:p>
          </table:table-cell>
          <table:table-cell table:style-name="ce6" table:formula="of:=[.$I$26]*[.$I$21]*[.$A4]/60/2" office:value-type="float" office:value="77.3719474280577" calcext:value-type="float">
            <text:p>77</text:p>
          </table:table-cell>
          <table:table-cell table:style-name="ce19" table:formula="of:=[.C4]/[.D4]" office:value-type="float" office:value="0.238208776096755" calcext:value-type="float">
            <text:p>0.24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335.17687777566" calcext:value-type="float">
            <text:p>1335</text:p>
          </table:table-cell>
          <table:table-cell office:value-type="string" calcext:value-type="string">
            <text:p>W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[.B3]" office:value-type="float" office:value="83" calcext:value-type="float">
            <text:p>83</text:p>
          </table:table-cell>
          <table:table-cell table:style-name="ce26" office:value-type="float" office:value="20" calcext:value-type="float">
            <text:p>20</text:p>
          </table:table-cell>
          <table:table-cell table:style-name="ce36" table:formula="of:=[.P4]+[.Q4]" office:value-type="float" office:value="103" calcext:value-type="float">
            <text:p>103</text:p>
          </table:table-cell>
          <table:table-cell table:style-name="ce16"/>
          <table:table-cell table:formula="of:=[.R4]*[.$W$12]*[.$W$10]-[.Q4]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319630321434" calcext:value-type="float">
            <text:p>7.32</text:p>
          </table:table-cell>
          <table:table-cell table:formula="of:=2*PI()*[.O3]/60*[.T3]/[.Z4]" office:value-type="float" office:value="1115.9226" calcext:value-type="float">
            <text:p>1115.92</text:p>
          </table:table-cell>
          <table:table-cell table:formula="of:=2*PI()*[.$O3]/60*[.$B$18]/[.$B$19]/[.$B$24]" office:value-type="float" office:value="9.46345510177031" calcext:value-type="float">
            <text:p>9.46</text:p>
          </table:table-cell>
          <table:table-cell table:formula="of:=2*PI()*[.O3]/60*[.T3]/[.AB4]" office:value-type="float" office:value="863.1246" calcext:value-type="float">
            <text:p>863.12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58.16" calcext:value-type="float">
            <text:p>258.2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3" calcext:value-type="float">
            <text:p>93</text:p>
          </table:table-cell>
          <table:table-cell table:style-name="ce6" table:formula="of:=2*PI()*[.A5]/60*[.B5]/1000" office:value-type="float" office:value="24.3473430653209" calcext:value-type="float">
            <text:p>24</text:p>
          </table:table-cell>
          <table:table-cell table:style-name="ce6" table:formula="of:=[.$I$26]*[.$I$21]*[.$A5]/60/2" office:value-type="float" office:value="96.7149342850721" calcext:value-type="float">
            <text:p>97</text:p>
          </table:table-cell>
          <table:table-cell table:style-name="ce19" table:formula="of:=[.C5]/[.D5]" office:value-type="float" office:value="0.251743365647707" calcext:value-type="float">
            <text:p>0.25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20798923602534" calcext:value-type="float">
            <text:p>0.121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88" calcext:value-type="float">
            <text:p>88</text:p>
          </table:table-cell>
          <table:table-cell table:style-name="ce26" office:value-type="float" office:value="23" calcext:value-type="float">
            <text:p>23</text:p>
          </table:table-cell>
          <table:table-cell table:style-name="ce36" table:formula="of:=[.P5]+[.Q5]" office:value-type="float" office:value="111" calcext:value-type="float">
            <text:p>111</text:p>
          </table:table-cell>
          <table:table-cell table:style-name="ce16"/>
          <table:table-cell table:formula="of:=[.R5]*[.$W$12]*[.$W$10]-[.Q5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0.979445482151" calcext:value-type="float">
            <text:p>10.98</text:p>
          </table:table-cell>
          <table:table-cell table:formula="of:=2*PI()*[.O4]/60*[.T4]/[.Z5]" office:value-type="float" office:value="1187.4561" calcext:value-type="float">
            <text:p>1187.46</text:p>
          </table:table-cell>
          <table:table-cell table:formula="of:=2*PI()*[.$O4]/60*[.$B$18]/[.$B$19]/[.$B$24]" office:value-type="float" office:value="14.1951826526555" calcext:value-type="float">
            <text:p>14.2</text:p>
          </table:table-cell>
          <table:table-cell table:formula="of:=2*PI()*[.O4]/60*[.T4]/[.AB5]" office:value-type="float" office:value="918.4531" calcext:value-type="float">
            <text:p>918.45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82.64" calcext:value-type="float">
            <text:p>282.6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97" calcext:value-type="float">
            <text:p>97</text:p>
          </table:table-cell>
          <table:table-cell table:style-name="ce6" table:formula="of:=2*PI()*[.A6]/60*[.B6]/1000" office:value-type="float" office:value="30.473448739821" calcext:value-type="float">
            <text:p>30</text:p>
          </table:table-cell>
          <table:table-cell table:style-name="ce6" table:formula="of:=[.$I$26]*[.$I$21]*[.$A6]/60/2" office:value-type="float" office:value="116.057921142086" calcext:value-type="float">
            <text:p>116</text:p>
          </table:table-cell>
          <table:table-cell table:style-name="ce19" table:formula="of:=[.C6]/[.D6]" office:value-type="float" office:value="0.262571037288469" calcext:value-type="float">
            <text:p>0.26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79834833292164" calcext:value-type="float">
            <text:p>0.58</text:p>
          </table:table-cell>
          <table:table-cell table:style-name="ce12" office:value-type="string" calcext:value-type="string">
            <text:p>l/h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table:formula="of:=[.B5]" office:value-type="float" office:value="93" calcext:value-type="float">
            <text:p>93</text:p>
          </table:table-cell>
          <table:table-cell table:style-name="ce26" office:value-type="float" office:value="26" calcext:value-type="float">
            <text:p>26</text:p>
          </table:table-cell>
          <table:table-cell table:style-name="ce36" table:formula="of:=[.P6]+[.Q6]" office:value-type="float" office:value="119" calcext:value-type="float">
            <text:p>119</text:p>
          </table:table-cell>
          <table:table-cell table:style-name="ce16"/>
          <table:table-cell table:formula="of:=[.R6]*[.$W$12]*[.$W$10]-[.Q6]" office:value-type="float" office:value="93" calcext:value-type="float">
            <text:p>93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4.639260642868" calcext:value-type="float">
            <text:p>14.64</text:p>
          </table:table-cell>
          <table:table-cell table:formula="of:=2*PI()*[.O5]/60*[.T5]/[.Z6]" office:value-type="float" office:value="1258.9896" calcext:value-type="float">
            <text:p>1258.99</text:p>
          </table:table-cell>
          <table:table-cell table:formula="of:=2*PI()*[.$O5]/60*[.$B$18]/[.$B$19]/[.$B$24]" office:value-type="float" office:value="18.9269102035406" calcext:value-type="float">
            <text:p>18.93</text:p>
          </table:table-cell>
          <table:table-cell table:formula="of:=2*PI()*[.O5]/60*[.T5]/[.AB6]" office:value-type="float" office:value="973.7816" calcext:value-type="float">
            <text:p>973.78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23.44" calcext:value-type="float">
            <text:p>323.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7]/60*[.B7]/1000" office:value-type="float" office:value="37.3849525777185" calcext:value-type="float">
            <text:p>37</text:p>
          </table:table-cell>
          <table:table-cell table:style-name="ce6" table:formula="of:=[.$I$26]*[.$I$21]*[.$A7]/60/2" office:value-type="float" office:value="135.400907999101" calcext:value-type="float">
            <text:p>135</text:p>
          </table:table-cell>
          <table:table-cell table:style-name="ce19" table:formula="of:=[.C7]/[.D7]" office:value-type="float" office:value="0.276105626839421" calcext:value-type="float">
            <text:p>0.28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97" calcext:value-type="float">
            <text:p>97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7]+[.Q7]" office:value-type="float" office:value="127" calcext:value-type="float">
            <text:p>127</text:p>
          </table:table-cell>
          <table:table-cell table:style-name="ce16"/>
          <table:table-cell table:formula="of:=[.R7]*[.$W$12]*[.$W$10]-[.Q7]" office:value-type="float" office:value="97" calcext:value-type="float">
            <text:p>9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8.299075803585" calcext:value-type="float">
            <text:p>18.3</text:p>
          </table:table-cell>
          <table:table-cell table:formula="of:=2*PI()*[.O6]/60*[.T6]/[.Z7]" office:value-type="float" office:value="1330.5231" calcext:value-type="float">
            <text:p>1330.52</text:p>
          </table:table-cell>
          <table:table-cell table:formula="of:=2*PI()*[.$O6]/60*[.$B$18]/[.$B$19]/[.$B$24]" office:value-type="float" office:value="23.6586377544258" calcext:value-type="float">
            <text:p>23.66</text:p>
          </table:table-cell>
          <table:table-cell table:formula="of:=2*PI()*[.O6]/60*[.T6]/[.AB7]" office:value-type="float" office:value="1029.1101" calcext:value-type="float">
            <text:p>1029.11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80.56" calcext:value-type="float">
            <text:p>380.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float" office:value="105" calcext:value-type="float">
            <text:p>105</text:p>
          </table:table-cell>
          <table:table-cell table:style-name="ce24" table:formula="of:=2*PI()*[.A8]/60*[.B8]/1000" office:value-type="float" office:value="43.9822971502571" calcext:value-type="float">
            <text:p>44</text:p>
          </table:table-cell>
          <table:table-cell table:style-name="ce6" table:formula="of:=[.$I$26]*[.$I$21]*[.$A8]/60/2" office:value-type="float" office:value="154.743894856115" calcext:value-type="float">
            <text:p>155</text:p>
          </table:table-cell>
          <table:table-cell table:style-name="ce28" table:formula="of:=[.C8]/[.D8]" office:value-type="float" office:value="0.284226380569992" calcext:value-type="float">
            <text:p>0.28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102" calcext:value-type="float">
            <text:p>102</text:p>
          </table:table-cell>
          <table:table-cell table:style-name="ce26" office:value-type="float" office:value="35" calcext:value-type="float">
            <text:p>35</text:p>
          </table:table-cell>
          <table:table-cell table:style-name="ce36" table:formula="of:=[.P8]+[.Q8]" office:value-type="float" office:value="137" calcext:value-type="float">
            <text:p>137</text:p>
          </table:table-cell>
          <table:table-cell table:style-name="ce16"/>
          <table:table-cell table:formula="of:=[.R8]*[.$W$12]*[.$W$10]-[.Q8]"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1.958890964302" calcext:value-type="float">
            <text:p>21.96</text:p>
          </table:table-cell>
          <table:table-cell table:formula="of:=2*PI()*[.O7]/60*[.T7]/[.Z8]" office:value-type="float" office:value="1387.7499" calcext:value-type="float">
            <text:p>1387.75</text:p>
          </table:table-cell>
          <table:table-cell table:formula="of:=2*PI()*[.$O7]/60*[.$B$18]/[.$B$19]/[.$B$24]" office:value-type="float" office:value="28.390365305311" calcext:value-type="float">
            <text:p>28.39</text:p>
          </table:table-cell>
          <table:table-cell table:formula="of:=2*PI()*[.O7]/60*[.T7]/[.AB8]" office:value-type="float" office:value="1073.3729" calcext:value-type="float">
            <text:p>1073.37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54" calcext:value-type="float">
            <text:p>454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9]/60*[.B9]/1000" office:value-type="float" office:value="48.0663675999239" calcext:value-type="float">
            <text:p>48</text:p>
          </table:table-cell>
          <table:table-cell table:style-name="ce6" table:formula="of:=[.$I$26]*[.$I$21]*[.$A9]/60/2" office:value-type="float" office:value="174.08688171313" calcext:value-type="float">
            <text:p>174</text:p>
          </table:table-cell>
          <table:table-cell table:style-name="ce19" table:formula="of:=[.C9]/[.D9]" office:value-type="float" office:value="0.276105626839421" calcext:value-type="float">
            <text:p>0.28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05" calcext:value-type="float">
            <text:p>105</text:p>
          </table:table-cell>
          <table:table-cell table:style-name="ce26" office:value-type="float" office:value="40" calcext:value-type="float">
            <text:p>40</text:p>
          </table:table-cell>
          <table:table-cell table:style-name="ce36" table:formula="of:=[.P9]+[.Q9]" office:value-type="float" office:value="145" calcext:value-type="float">
            <text:p>145</text:p>
          </table:table-cell>
          <table:table-cell table:style-name="ce16"/>
          <table:table-cell table:formula="of:=[.R9]*[.$W$12]*[.$W$10]-[.Q9]"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5.618706125019" calcext:value-type="float">
            <text:p>25.62</text:p>
          </table:table-cell>
          <table:table-cell table:formula="of:=2*PI()*[.O8]/60*[.T8]/[.Z9]" office:value-type="float" office:value="1459.2834" calcext:value-type="float">
            <text:p>1459.28</text:p>
          </table:table-cell>
          <table:table-cell table:formula="of:=2*PI()*[.$O8]/60*[.$B$18]/[.$B$19]/[.$B$24]" office:value-type="float" office:value="33.1220928561961" calcext:value-type="float">
            <text:p>33.12</text:p>
          </table:table-cell>
          <table:table-cell table:formula="of:=2*PI()*[.O8]/60*[.T8]/[.AB9]" office:value-type="float" office:value="1128.7014" calcext:value-type="float">
            <text:p>1128.7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43.76" calcext:value-type="float">
            <text:p>543.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95" calcext:value-type="float">
            <text:p>95</text:p>
          </table:table-cell>
          <table:table-cell table:style-name="ce8" table:formula="of:=2*PI()*[.A10]/60*[.B10]/1000" office:value-type="float" office:value="49.7418836818384" calcext:value-type="float">
            <text:p>50</text:p>
          </table:table-cell>
          <table:table-cell table:style-name="ce6" table:formula="of:=[.$I$26]*[.$I$21]*[.$A10]/60/2" office:value-type="float" office:value="193.429868570144" calcext:value-type="float">
            <text:p>193</text:p>
          </table:table-cell>
          <table:table-cell table:style-name="ce19" table:formula="of:=[.C10]/[.D10]" office:value-type="float" office:value="0.257157201468088" calcext:value-type="float">
            <text:p>0.26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3*([.H11]/60)-280" office:value-type="float" office:value="120" calcext:value-type="float">
            <text:p>12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102" calcext:value-type="float">
            <text:p>102</text:p>
          </table:table-cell>
          <table:table-cell table:style-name="ce26" office:value-type="float" office:value="46" calcext:value-type="float">
            <text:p>46</text:p>
          </table:table-cell>
          <table:table-cell table:style-name="ce36" table:formula="of:=[.P10]+[.Q10]" office:value-type="float" office:value="148" calcext:value-type="float">
            <text:p>148</text:p>
          </table:table-cell>
          <table:table-cell table:style-name="ce16"/>
          <table:table-cell table:formula="of:=[.R10]*[.$W$12]*[.$W$10]-[.Q10]" office:value-type="float" office:value="102" calcext:value-type="float">
            <text:p>102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29.278521285736" calcext:value-type="float">
            <text:p>29.28</text:p>
          </table:table-cell>
          <table:table-cell table:formula="of:=2*PI()*[.O9]/60*[.T9]/[.Z10]" office:value-type="float" office:value="1502.2035" calcext:value-type="float">
            <text:p>1502.2</text:p>
          </table:table-cell>
          <table:table-cell table:formula="of:=2*PI()*[.$O9]/60*[.$B$18]/[.$B$19]/[.$B$24]" office:value-type="float" office:value="37.8538204070813" calcext:value-type="float">
            <text:p>37.85</text:p>
          </table:table-cell>
          <table:table-cell table:formula="of:=2*PI()*[.O9]/60*[.T9]/[.AB10]" office:value-type="float" office:value="1161.8985" calcext:value-type="float">
            <text:p>1161.9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49.84" calcext:value-type="float">
            <text:p>649.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81" calcext:value-type="float">
            <text:p>81</text:p>
          </table:table-cell>
          <table:table-cell table:style-name="ce24" table:formula="of:=2*PI()*[.A11]/60*[.B11]/1000" office:value-type="float" office:value="46.6526509058084" calcext:value-type="float">
            <text:p>47</text:p>
          </table:table-cell>
          <table:table-cell table:style-name="ce6" table:formula="of:=[.$I$26]*[.$I$21]*[.$A11]/60/2" office:value-type="float" office:value="212.772855427159" calcext:value-type="float">
            <text:p>213</text:p>
          </table:table-cell>
          <table:table-cell table:style-name="ce19" table:formula="of:=[.C11]/[.D11]" office:value-type="float" office:value="0.219260350725423" calcext:value-type="float">
            <text:p>0.22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95" calcext:value-type="float">
            <text:p>95</text:p>
          </table:table-cell>
          <table:table-cell table:style-name="ce26" office:value-type="float" office:value="53" calcext:value-type="float">
            <text:p>53</text:p>
          </table:table-cell>
          <table:table-cell table:style-name="ce36" table:formula="of:=[.P11]+[.Q11]" office:value-type="float" office:value="148" calcext:value-type="float">
            <text:p>148</text:p>
          </table:table-cell>
          <table:table-cell table:style-name="ce16"/>
          <table:table-cell table:formula="of:=[.R11]*[.$W$12]*[.$W$10]-[.Q11]"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2.938336446453" calcext:value-type="float">
            <text:p>32.94</text:p>
          </table:table-cell>
          <table:table-cell table:formula="of:=2*PI()*[.O10]/60*[.T10]/[.Z11]" office:value-type="float" office:value="1459.2834" calcext:value-type="float">
            <text:p>1459.28</text:p>
          </table:table-cell>
          <table:table-cell table:formula="of:=2*PI()*[.$O10]/60*[.$B$18]/[.$B$19]/[.$B$24]" office:value-type="float" office:value="42.5855479579664" calcext:value-type="float">
            <text:p>42.59</text:p>
          </table:table-cell>
          <table:table-cell table:formula="of:=2*PI()*[.O10]/60*[.T10]/[.AB11]" office:value-type="float" office:value="1128.7014" calcext:value-type="float">
            <text:p>1128.7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72.24" calcext:value-type="float">
            <text:p>772.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12]/60*[.B12]/1000" office:value-type="float" office:value="43.9822971502571" calcext:value-type="float">
            <text:p>44</text:p>
          </table:table-cell>
          <table:table-cell table:style-name="ce6" table:formula="of:=[.$I$26]*[.$I$21]*[.$A12]/60/2" office:value-type="float" office:value="232.115842284173" calcext:value-type="float">
            <text:p>232</text:p>
          </table:table-cell>
          <table:table-cell table:style-name="ce19" table:formula="of:=[.C12]/[.D12]" office:value-type="float" office:value="0.189484253713328" calcext:value-type="float">
            <text:p>0.19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81" calcext:value-type="float">
            <text:p>81</text:p>
          </table:table-cell>
          <table:table-cell table:style-name="ce26" office:value-type="float" office:value="61" calcext:value-type="float">
            <text:p>61</text:p>
          </table:table-cell>
          <table:table-cell table:style-name="ce36" table:formula="of:=[.P12]+[.Q12]" office:value-type="float" office:value="142" calcext:value-type="float">
            <text:p>142</text:p>
          </table:table-cell>
          <table:table-cell table:style-name="ce16"/>
          <table:table-cell table:formula="of:=[.R12]*[.$W$12]*[.$W$10]-[.Q12]" office:value-type="float" office:value="81" calcext:value-type="float">
            <text:p>81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6.59815160717" calcext:value-type="float">
            <text:p>36.6</text:p>
          </table:table-cell>
          <table:table-cell table:formula="of:=2*PI()*[.O11]/60*[.T11]/[.Z12]" office:value-type="float" office:value="1359.1365" calcext:value-type="float">
            <text:p>1359.14</text:p>
          </table:table-cell>
          <table:table-cell table:formula="of:=2*PI()*[.$O11]/60*[.$B$18]/[.$B$19]/[.$B$24]" office:value-type="float" office:value="47.3172755088516" calcext:value-type="float">
            <text:p>47.32</text:p>
          </table:table-cell>
          <table:table-cell table:formula="of:=2*PI()*[.O11]/60*[.T11]/[.AB12]" office:value-type="float" office:value="1051.2415" calcext:value-type="float">
            <text:p>1051.24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10.96" calcext:value-type="float">
            <text:p>911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70" calcext:value-type="float">
            <text:p>70</text:p>
          </table:table-cell>
          <table:table-cell table:style-name="ce26" office:value-type="float" office:value="70" calcext:value-type="float">
            <text:p>70</text:p>
          </table:table-cell>
          <table:table-cell table:style-name="ce36" table:formula="of:=[.P13]+[.Q13]" office:value-type="float" office:value="140" calcext:value-type="float">
            <text:p>140</text:p>
          </table:table-cell>
          <table:table-cell table:style-name="ce16"/>
          <table:table-cell table:formula="of:=[.R13]*[.$W$12]*[.$W$10]-[.Q13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0.257966767887" calcext:value-type="float">
            <text:p>40.26</text:p>
          </table:table-cell>
          <table:table-cell table:formula="of:=2*PI()*[.O12]/60*[.T12]/[.Z13]" office:value-type="float" office:value="1158.8427" calcext:value-type="float">
            <text:p>1158.84</text:p>
          </table:table-cell>
          <table:table-cell table:formula="of:=2*PI()*[.$O12]/60*[.$B$18]/[.$B$19]/[.$B$24]" office:value-type="float" office:value="52.0490030597367" calcext:value-type="float">
            <text:p>52.05</text:p>
          </table:table-cell>
          <table:table-cell table:formula="of:=2*PI()*[.O12]/60*[.T12]/[.AB13]" office:value-type="float" office:value="896.3217" calcext:value-type="float">
            <text:p>896.32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6" calcext:value-type="float">
            <text:p>1066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57" calcext:value-type="float">
            <text:p>57</text:p>
          </table:table-cell>
          <table:table-cell table:style-name="ce26" office:value-type="float" office:value="80" calcext:value-type="float">
            <text:p>80</text:p>
          </table:table-cell>
          <table:table-cell table:style-name="ce36" table:formula="of:=[.P14]+[.Q14]" office:value-type="float" office:value="137" calcext:value-type="float">
            <text:p>137</text:p>
          </table:table-cell>
          <table:table-cell table:style-name="ce16"/>
          <table:table-cell table:formula="of:=[.R14]*[.$W$12]*[.$W$10]-[.Q14]" office:value-type="float" office:value="57" calcext:value-type="float">
            <text:p>57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3.917781928604" calcext:value-type="float">
            <text:p>43.92</text:p>
          </table:table-cell>
          <table:table-cell table:formula="of:=2*PI()*[.O13]/60*[.T13]/[.Z14]" office:value-type="float" office:value="1001.469" calcext:value-type="float">
            <text:p>1001.47</text:p>
          </table:table-cell>
          <table:table-cell table:formula="of:=2*PI()*[.$O13]/60*[.$B$18]/[.$B$19]/[.$B$24]" office:value-type="float" office:value="56.7807306106219" calcext:value-type="float">
            <text:p>56.78</text:p>
          </table:table-cell>
          <table:table-cell table:formula="of:=2*PI()*[.O13]/60*[.T13]/[.AB14]" office:value-type="float" office:value="774.599" calcext:value-type="float">
            <text:p>774.6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7.36" calcext:value-type="float">
            <text:p>1237.4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1" calcext:value-type="float">
            <text:p>41</text:p>
          </table:table-cell>
          <table:table-cell table:style-name="ce26" office:value-type="float" office:value="92" calcext:value-type="float">
            <text:p>92</text:p>
          </table:table-cell>
          <table:table-cell table:style-name="ce36" table:formula="of:=[.P15]+[.Q15]" office:value-type="float" office:value="133" calcext:value-type="float">
            <text:p>133</text:p>
          </table:table-cell>
          <table:table-cell table:style-name="ce16"/>
          <table:table-cell table:formula="of:=[.R15]*[.$W$12]*[.$W$10]-[.Q15]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47.577597089321" calcext:value-type="float">
            <text:p>47.58</text:p>
          </table:table-cell>
          <table:table-cell table:formula="of:=2*PI()*[.O14]/60*[.T14]/[.Z15]" office:value-type="float" office:value="815.4819" calcext:value-type="float">
            <text:p>815.48</text:p>
          </table:table-cell>
          <table:table-cell table:formula="of:=2*PI()*[.$O14]/60*[.$B$18]/[.$B$19]/[.$B$24]" office:value-type="float" office:value="61.5124581615071" calcext:value-type="float">
            <text:p>61.51</text:p>
          </table:table-cell>
          <table:table-cell table:formula="of:=2*PI()*[.O14]/60*[.T14]/[.AB15]" office:value-type="float" office:value="630.7449" calcext:value-type="float">
            <text:p>630.74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5.04" calcext:value-type="float">
            <text:p>1425.0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3" calcext:value-type="float">
            <text:p>23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16]+[.Q16]" office:value-type="float" office:value="129" calcext:value-type="float">
            <text:p>129</text:p>
          </table:table-cell>
          <table:table-cell table:style-name="ce16"/>
          <table:table-cell table:formula="of:=[.R16]*[.$W$12]*[.$W$10]-[.Q16]" office:value-type="float" office:value="23" calcext:value-type="float">
            <text:p>23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1.237412250038" calcext:value-type="float">
            <text:p>51.24</text:p>
          </table:table-cell>
          <table:table-cell table:formula="of:=2*PI()*[.O15]/60*[.T15]/[.Z16]" office:value-type="float" office:value="586.5747" calcext:value-type="float">
            <text:p>586.57</text:p>
          </table:table-cell>
          <table:table-cell table:formula="of:=2*PI()*[.$O15]/60*[.$B$18]/[.$B$19]/[.$B$24]" office:value-type="float" office:value="66.2441857123922" calcext:value-type="float">
            <text:p>66.24</text:p>
          </table:table-cell>
          <table:table-cell table:formula="of:=2*PI()*[.O15]/60*[.T15]/[.AB16]" office:value-type="float" office:value="453.6937" calcext:value-type="float">
            <text:p>453.69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29.04" calcext:value-type="float">
            <text:p>1629.0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36" table:formula="of:=[.P17]+[.Q17]" office:value-type="float" office:value="120" calcext:value-type="float">
            <text:p>120</text:p>
          </table:table-cell>
          <table:table-cell table:style-name="ce16"/>
          <table:table-cell table:formula="of:=[.R17]*[.$W$12]*[.$W$10]-[.Q1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4.897227410755" calcext:value-type="float">
            <text:p>54.9</text:p>
          </table:table-cell>
          <table:table-cell table:formula="of:=2*PI()*[.O16]/60*[.T16]/[.Z17]" office:value-type="float" office:value="329.0541" calcext:value-type="float">
            <text:p>329.05</text:p>
          </table:table-cell>
          <table:table-cell table:formula="of:=2*PI()*[.$O16]/60*[.$B$18]/[.$B$19]/[.$B$24]" office:value-type="float" office:value="70.9759132632774" calcext:value-type="float">
            <text:p>70.98</text:p>
          </table:table-cell>
          <table:table-cell table:formula="of:=2*PI()*[.O16]/60*[.T16]/[.AB17]" office:value-type="float" office:value="254.5111" calcext:value-type="float">
            <text:p>254.51</text:p>
          </table:table-cell>
          <table:table-cell office:value-type="float" office:value="56" calcext:value-type="float">
            <text:p>56</text:p>
          </table:table-cell>
          <table:table-cell table:style-name="ce20" table:formula="of:=[.$AB$20]+[.$W$10]*[.$AB$21]*[.AD17]^2" office:value-type="float" office:value="1849.36" calcext:value-type="float">
            <text:p>1849.4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office:value-type="float" office:value="0.27" calcext:value-type="float">
            <text:p>0.27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58.557042571472" calcext:value-type="float">
            <text:p>58.56</text:p>
          </table:table-cell>
          <table:table-cell table:formula="of:=2*PI()*[.O17]/60*[.T17]/[.Z18]" office:value-type="float" office:value="0" calcext:value-type="float">
            <text:p>0</text:p>
          </table:table-cell>
          <table:table-cell table:formula="of:=2*PI()*[.$O17]/60*[.$B$18]/[.$B$19]/[.$B$24]" office:value-type="float" office:value="75.7076408141625" calcext:value-type="float">
            <text:p>75.71</text:p>
          </table:table-cell>
          <table:table-cell table:formula="of:=2*PI()*[.O17]/60*[.T17]/[.AB18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0" table:formula="of:=[.$AB$20]+[.$W$10]*[.$AB$21]*[.AD18]^2" office:value-type="float" office:value="2086" calcext:value-type="float">
            <text:p>2086.0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167" calcext:value-type="float">
            <text:p>4.16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289" calcext:value-type="float">
            <text:p>1.289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308" calcext:value-type="float">
            <text:p>3.308</text:p>
          </table:table-cell>
          <table:table-cell/>
          <table:table-cell table:formula="of:=2*PI()*[.$B$17]/60*[.$B$18]/[.$B$19]/[.$B20]*3.6" office:value-type="float" office:value="44.3054479601382" calcext:value-type="float">
            <text:p>44.31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95873084687687" calcext:value-type="float">
            <text:p>1.96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913" calcext:value-type="float">
            <text:p>1.913</text:p>
          </table:table-cell>
          <table:table-cell/>
          <table:table-cell table:formula="of:=2*PI()*[.$B$17]/60*[.$B$18]/[.$B$19]/[.$B21]*3.6" office:value-type="float" office:value="76.6139162844418" calcext:value-type="float">
            <text:p>76.61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38707874619377" calcext:value-type="float">
            <text:p>3.39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string" calcext:value-type="string">
            <text:p>f over 2 je qůli čtyřtaktu!!!</text:p>
          </table:table-cell>
          <table:table-cell table:number-columns-repeated="14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1" calcext:value-type="float">
            <text:p>0.51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267" calcext:value-type="float">
            <text:p>1.267</text:p>
          </table:table-cell>
          <table:table-cell/>
          <table:table-cell table:formula="of:=2*PI()*[.$B$17]/60*[.$B$18]/[.$B$19]/[.$B22]*3.6" office:value-type="float" office:value="115.676733900661" calcext:value-type="float">
            <text:p>115.68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11403444472666" calcext:value-type="float">
            <text:p>5.11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27" calcext:value-type="float">
            <text:p>0.927</text:p>
          </table:table-cell>
          <table:table-cell/>
          <table:table-cell table:formula="of:=2*PI()*[.$B$17]/60*[.$B$18]/[.$B$19]/[.$B23]*3.6" office:value-type="float" office:value="158.104014942974" calcext:value-type="float">
            <text:p>158.1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6.98973208356924" calcext:value-type="float">
            <text:p>6.99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17" calcext:value-type="float">
            <text:p>0.717</text:p>
          </table:table-cell>
          <table:table-cell/>
          <table:table-cell table:formula="of:=2*PI()*[.$B$17]/60*[.$B$18]/[.$B$19]/[.$B24]*3.6" office:value-type="float" office:value="204.410630198239" calcext:value-type="float">
            <text:p>204.41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03693394904977" calcext:value-type="float">
            <text:p>9.04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23" calcext:value-type="float">
            <text:p>2.923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0004993201904" calcext:value-type="float">
            <text:p>0.1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105" table:style-name="ta1">
        <office:forms form:automatic-focus="false" form:apply-design-mode="false"/>
        <table:shapes>
          <draw:frame draw:z-index="0" draw:style-name="gr1" draw:text-style-name="P1" svg:width="271.81mm" svg:height="149.08mm" svg:x="0.28mm" svg:y="118.47mm">
            <draw:object draw:notify-on-update-of-ranges="'105'.B17:'105'.C17 '105'.A20:'105'.A20 '105'.D20:'105'.E20 '105'.B17:'105'.C17 '105'.A21:'105'.A21 '105'.D21:'105'.E21 '105'.B17:'105'.C17 '105'.A22:'105'.A22 '105'.D22:'105'.E22 '105'.B17:'105'.C17 '105'.A23:'105'.A23 '105'.D23:'105'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7.26mm" svg:height="180.36mm" svg:x="310.45mm" svg:y="67.46mm">
            <draw:object draw:notify-on-update-of-ranges="'105'.O2:'105'.O17 '105'.T2:'105'.T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2.35mm" svg:height="201.01mm" svg:x="725.63mm" svg:y="3.46mm">
            <draw:object draw:notify-on-update-of-ranges="'105'.AD3:'105'.AD16 '105'.AF3:'105'.AF3 '105'.AE3:'105'.AE16 '105'.Z3:'105'.Z16 '105'.AF4:'105'.AF4 '105'.AA3:'105'.AA16 '105'.AB3:'105'.AB16 '105'.AF5:'105'.AF5 '105'.AC3:'105'.A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 table:number-columns-repeated="5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3" calcext:value-type="float">
            <text:p>53</text:p>
          </table:table-cell>
          <table:table-cell table:style-name="ce24" office:value-type="float" office:value="13" calcext:value-type="float">
            <text:p>13</text:p>
          </table:table-cell>
          <table:table-cell table:style-name="ce36" table:formula="of:=[.P2]+[.Q2]" office:value-type="float" office:value="66" calcext:value-type="float">
            <text:p>66</text:p>
          </table:table-cell>
          <table:table-cell table:style-name="ce16"/>
          <table:table-cell table:formula="of:=[.R2]*[.$W$12]*[.$W$10]-[.Q2]"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3 [m/s]</text:p>
          </table:table-cell>
          <table:table-cell office:value-type="string" calcext:value-type="string">
            <text:p>F3 [N]</text:p>
          </table:table-cell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6" calcext:value-type="float">
            <text:p>66</text:p>
          </table:table-cell>
          <table:table-cell table:style-name="ce6" table:formula="of:=2*PI()*[.A3]/60*[.B3]/1000" office:value-type="float" office:value="10.3672557568463" calcext:value-type="float">
            <text:p>10</text:p>
          </table:table-cell>
          <table:table-cell table:style-name="ce6" table:formula="of:=[.$I$26]*[.$I$21]*[.$A3]/60/2" office:value-type="float" office:value="47.5603380022377" calcext:value-type="float">
            <text:p>48</text:p>
          </table:table-cell>
          <table:table-cell table:style-name="ce19" table:formula="of:=[.C3]/[.D3]" office:value-type="float" office:value="0.217981120242639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3.5" calcext:value-type="float">
            <text:p>13.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61" calcext:value-type="float">
            <text:p>61</text:p>
          </table:table-cell>
          <table:table-cell table:style-name="ce24" office:value-type="float" office:value="14" calcext:value-type="float">
            <text:p>14</text:p>
          </table:table-cell>
          <table:table-cell table:style-name="ce36" table:formula="of:=[.P3]+[.Q3]" office:value-type="float" office:value="75" calcext:value-type="float">
            <text:p>75</text:p>
          </table:table-cell>
          <table:table-cell table:style-name="ce16"/>
          <table:table-cell table:formula="of:=[.R3]*[.$W$12]*[.$W$10]-[.Q3]" office:value-type="float" office:value="61" calcext:value-type="float">
            <text:p>61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2]" office:value-type="float" office:value="2.61350603933808" calcext:value-type="float">
            <text:p>2.61</text:p>
          </table:table-cell>
          <table:table-cell table:formula="of:=2*PI()*[.$O2]/60*[.$T2]/[.Z3]" office:value-type="float" office:value="1061.8202020202" calcext:value-type="float">
            <text:p>1061.82</text:p>
          </table:table-cell>
          <table:table-cell table:formula="of:=2*PI()*[.$O2]/60*[.$B$18]/[.$B$19]/[.$B$23]" office:value-type="float" office:value="3.83858699527781" calcext:value-type="float">
            <text:p>3.84</text:p>
          </table:table-cell>
          <table:table-cell table:formula="of:=2*PI()*[.$O2]/60*[.$T2]/[.AB3]" office:value-type="float" office:value="722.941414141414" calcext:value-type="float">
            <text:p>722.94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30" calcext:value-type="float">
            <text:p>23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style-name="ce6" table:formula="of:=2*PI()*[.A4]/60*[.B4]/1000" office:value-type="float" office:value="14.451326206513" calcext:value-type="float">
            <text:p>14</text:p>
          </table:table-cell>
          <table:table-cell table:style-name="ce6" table:formula="of:=[.$I$26]*[.$I$21]*[.$A4]/60/2" office:value-type="float" office:value="63.4137840029836" calcext:value-type="float">
            <text:p>63</text:p>
          </table:table-cell>
          <table:table-cell table:style-name="ce19" table:formula="of:=[.C4]/[.D4]" office:value-type="float" office:value="0.227889352980941" calcext:value-type="float">
            <text:p>0.23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060.28752058656" calcext:value-type="float">
            <text:p>1060</text:p>
          </table:table-cell>
          <table:table-cell office:value-type="string" calcext:value-type="string">
            <text:p>W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[.B3]" office:value-type="float" office:value="66" calcext:value-type="float">
            <text:p>66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4]+[.Q4]" office:value-type="float" office:value="82" calcext:value-type="float">
            <text:p>82</text:p>
          </table:table-cell>
          <table:table-cell table:style-name="ce16"/>
          <table:table-cell table:formula="of:=[.R4]*[.$W$12]*[.$W$10]-[.Q4]" office:value-type="float" office:value="66" calcext:value-type="float">
            <text:p>66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2]" office:value-type="float" office:value="5.22701207867617" calcext:value-type="float">
            <text:p>5.23</text:p>
          </table:table-cell>
          <table:table-cell table:formula="of:=2*PI()*[.$O3]/60*[.$T3]/[.Z4]" office:value-type="float" office:value="1222.09494949495" calcext:value-type="float">
            <text:p>1222.09</text:p>
          </table:table-cell>
          <table:table-cell table:formula="of:=2*PI()*[.$O3]/60*[.$B$18]/[.$B$19]/[.$B$23]" office:value-type="float" office:value="7.67717399055563" calcext:value-type="float">
            <text:p>7.68</text:p>
          </table:table-cell>
          <table:table-cell table:formula="of:=2*PI()*[.$O3]/60*[.$T3]/[.AB4]" office:value-type="float" office:value="832.064646464647" calcext:value-type="float">
            <text:p>832.06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38.32" calcext:value-type="float">
            <text:p>238.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6" office:value-type="float" office:value="72" calcext:value-type="float">
            <text:p>72</text:p>
          </table:table-cell>
          <table:table-cell table:style-name="ce6" table:formula="of:=2*PI()*[.A5]/60*[.B5]/1000" office:value-type="float" office:value="18.8495559215388" calcext:value-type="float">
            <text:p>19</text:p>
          </table:table-cell>
          <table:table-cell table:style-name="ce24" table:formula="of:=[.$I$26]*[.$I$21]*[.$A5]/60/2" office:value-type="float" office:value="79.2672300037295" calcext:value-type="float">
            <text:p>79</text:p>
          </table:table-cell>
          <table:table-cell table:style-name="ce47" table:formula="of:=[.C5]/[.D5]" office:value-type="float" office:value="0.237797585719242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00272451747596" calcext:value-type="float">
            <text:p>0.100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69" calcext:value-type="float">
            <text:p>69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5]+[.Q5]" office:value-type="float" office:value="87" calcext:value-type="float">
            <text:p>87</text:p>
          </table:table-cell>
          <table:table-cell table:style-name="ce16"/>
          <table:table-cell table:formula="of:=[.R5]*[.$W$12]*[.$W$10]-[.Q5]" office:value-type="float" office:value="69" calcext:value-type="float">
            <text:p>69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2]" office:value-type="float" office:value="7.84051811801426" calcext:value-type="float">
            <text:p>7.84</text:p>
          </table:table-cell>
          <table:table-cell table:formula="of:=2*PI()*[.$O4]/60*[.$T4]/[.Z5]" office:value-type="float" office:value="1322.26666666667" calcext:value-type="float">
            <text:p>1322.27</text:p>
          </table:table-cell>
          <table:table-cell table:formula="of:=2*PI()*[.$O4]/60*[.$B$18]/[.$B$19]/[.$B$23]" office:value-type="float" office:value="11.5157609858334" calcext:value-type="float">
            <text:p>11.52</text:p>
          </table:table-cell>
          <table:table-cell table:formula="of:=2*PI()*[.$O4]/60*[.$T4]/[.AB5]" office:value-type="float" office:value="900.266666666667" calcext:value-type="float">
            <text:p>900.27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63.28" calcext:value-type="float">
            <text:p>263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4" office:value-type="float" office:value="73" calcext:value-type="float">
            <text:p>73</text:p>
          </table:table-cell>
          <table:table-cell table:style-name="ce6" table:formula="of:=2*PI()*[.A6]/60*[.B6]/1000" office:value-type="float" office:value="22.9336263712055" calcext:value-type="float">
            <text:p>23</text:p>
          </table:table-cell>
          <table:table-cell table:style-name="ce24" table:formula="of:=[.$I$26]*[.$I$21]*[.$A6]/60/2" office:value-type="float" office:value="95.1206760044754" calcext:value-type="float">
            <text:p>95</text:p>
          </table:table-cell>
          <table:table-cell table:style-name="ce28" table:formula="of:=[.C6]/[.D6]" office:value-type="float" office:value="0.241100329965343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481307768388462" calcext:value-type="float">
            <text:p>0.48</text:p>
          </table:table-cell>
          <table:table-cell table:style-name="ce12" office:value-type="string" calcext:value-type="string">
            <text:p>l/h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table:formula="of:=[.B5]" office:value-type="float" office:value="72" calcext:value-type="float">
            <text:p>72</text:p>
          </table:table-cell>
          <table:table-cell table:style-name="ce24" office:value-type="float" office:value="21" calcext:value-type="float">
            <text:p>21</text:p>
          </table:table-cell>
          <table:table-cell table:style-name="ce36" table:formula="of:=[.P6]+[.Q6]" office:value-type="float" office:value="93" calcext:value-type="float">
            <text:p>93</text:p>
          </table:table-cell>
          <table:table-cell table:style-name="ce16"/>
          <table:table-cell table:formula="of:=[.R6]*[.$W$12]*[.$W$10]-[.Q6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2]" office:value-type="float" office:value="10.4540241573523" calcext:value-type="float">
            <text:p>10.45</text:p>
          </table:table-cell>
          <table:table-cell table:formula="of:=2*PI()*[.$O5]/60*[.$T5]/[.Z6]" office:value-type="float" office:value="1382.3696969697" calcext:value-type="float">
            <text:p>1382.37</text:p>
          </table:table-cell>
          <table:table-cell table:formula="of:=2*PI()*[.$O5]/60*[.$B$18]/[.$B$19]/[.$B$23]" office:value-type="float" office:value="15.3543479811113" calcext:value-type="float">
            <text:p>15.35</text:p>
          </table:table-cell>
          <table:table-cell table:formula="of:=2*PI()*[.$O5]/60*[.$T5]/[.AB6]" office:value-type="float" office:value="941.187878787879" calcext:value-type="float">
            <text:p>941.1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04.88" calcext:value-type="float">
            <text:p>304.9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72" calcext:value-type="float">
            <text:p>72</text:p>
          </table:table-cell>
          <table:table-cell table:style-name="ce24" table:formula="of:=2*PI()*[.A7]/60*[.B7]/1000" office:value-type="float" office:value="26.3893782901543" calcext:value-type="float">
            <text:p>26</text:p>
          </table:table-cell>
          <table:table-cell table:style-name="ce24" table:formula="of:=[.$I$26]*[.$I$21]*[.$A7]/60/2" office:value-type="float" office:value="110.974122005221" calcext:value-type="float">
            <text:p>111</text:p>
          </table:table-cell>
          <table:table-cell table:style-name="ce47" table:formula="of:=[.C7]/[.D7]" office:value-type="float" office:value="0.237797585719242" calcext:value-type="float">
            <text:p>0.24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73" calcext:value-type="float">
            <text:p>73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7]+[.Q7]" office:value-type="float" office:value="97" calcext:value-type="float">
            <text:p>97</text:p>
          </table:table-cell>
          <table:table-cell table:style-name="ce16"/>
          <table:table-cell table:formula="of:=[.R7]*[.$W$12]*[.$W$10]-[.Q7]" office:value-type="float" office:value="73" calcext:value-type="float">
            <text:p>73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2]" office:value-type="float" office:value="13.0675301966904" calcext:value-type="float">
            <text:p>13.07</text:p>
          </table:table-cell>
          <table:table-cell table:formula="of:=2*PI()*[.$O6]/60*[.$T6]/[.Z7]" office:value-type="float" office:value="1442.47272727273" calcext:value-type="float">
            <text:p>1442.47</text:p>
          </table:table-cell>
          <table:table-cell table:formula="of:=2*PI()*[.$O6]/60*[.$B$18]/[.$B$19]/[.$B$23]" office:value-type="float" office:value="19.1929349763891" calcext:value-type="float">
            <text:p>19.19</text:p>
          </table:table-cell>
          <table:table-cell table:formula="of:=2*PI()*[.$O6]/60*[.$T6]/[.AB7]" office:value-type="float" office:value="982.109090909091" calcext:value-type="float">
            <text:p>982.11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63.12" calcext:value-type="float">
            <text:p>363.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8]/60*[.B8]/1000" office:value-type="float" office:value="29.3215314335047" calcext:value-type="float">
            <text:p>29</text:p>
          </table:table-cell>
          <table:table-cell table:style-name="ce24" table:formula="of:=[.$I$26]*[.$I$21]*[.$A8]/60/2" office:value-type="float" office:value="126.827568005967" calcext:value-type="float">
            <text:p>127</text:p>
          </table:table-cell>
          <table:table-cell table:style-name="ce47" table:formula="of:=[.C8]/[.D8]" office:value-type="float" office:value="0.231192097227041" calcext:value-type="float">
            <text:p>0.23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72" calcext:value-type="float">
            <text:p>72</text:p>
          </table:table-cell>
          <table:table-cell table:style-name="ce24" office:value-type="float" office:value="28" calcext:value-type="float">
            <text:p>28</text:p>
          </table:table-cell>
          <table:table-cell table:style-name="ce36" table:formula="of:=[.P8]+[.Q8]" office:value-type="float" office:value="100" calcext:value-type="float">
            <text:p>100</text:p>
          </table:table-cell>
          <table:table-cell table:style-name="ce16"/>
          <table:table-cell table:formula="of:=[.R8]*[.$W$12]*[.$W$10]-[.Q8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2]" office:value-type="float" office:value="15.6810362360285" calcext:value-type="float">
            <text:p>15.68</text:p>
          </table:table-cell>
          <table:table-cell table:formula="of:=2*PI()*[.$O7]/60*[.$T7]/[.Z8]" office:value-type="float" office:value="1462.50707070707" calcext:value-type="float">
            <text:p>1462.51</text:p>
          </table:table-cell>
          <table:table-cell table:formula="of:=2*PI()*[.$O7]/60*[.$B$18]/[.$B$19]/[.$B$23]" office:value-type="float" office:value="23.0315219716669" calcext:value-type="float">
            <text:p>23.03</text:p>
          </table:table-cell>
          <table:table-cell table:formula="of:=2*PI()*[.$O7]/60*[.$T7]/[.AB8]" office:value-type="float" office:value="995.749494949495" calcext:value-type="float">
            <text:p>995.75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38" calcext:value-type="float">
            <text:p>438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67" calcext:value-type="float">
            <text:p>67</text:p>
          </table:table-cell>
          <table:table-cell table:style-name="ce24" table:formula="of:=2*PI()*[.A9]/60*[.B9]/1000" office:value-type="float" office:value="31.5730061685774" calcext:value-type="float">
            <text:p>32</text:p>
          </table:table-cell>
          <table:table-cell table:style-name="ce24" table:formula="of:=[.$I$26]*[.$I$21]*[.$A9]/60/2" office:value-type="float" office:value="142.681014006713" calcext:value-type="float">
            <text:p>143</text:p>
          </table:table-cell>
          <table:table-cell table:style-name="ce47" table:formula="of:=[.C9]/[.D9]" office:value-type="float" office:value="0.221283864488739" calcext:value-type="float">
            <text:p>0.22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70" calcext:value-type="float">
            <text:p>70</text:p>
          </table:table-cell>
          <table:table-cell table:style-name="ce24" office:value-type="float" office:value="33" calcext:value-type="float">
            <text:p>33</text:p>
          </table:table-cell>
          <table:table-cell table:style-name="ce36" table:formula="of:=[.P9]+[.Q9]" office:value-type="float" office:value="103" calcext:value-type="float">
            <text:p>103</text:p>
          </table:table-cell>
          <table:table-cell table:style-name="ce16"/>
          <table:table-cell table:formula="of:=[.R9]*[.$W$12]*[.$W$10]-[.Q9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2]" office:value-type="float" office:value="18.2945422753666" calcext:value-type="float">
            <text:p>18.29</text:p>
          </table:table-cell>
          <table:table-cell table:formula="of:=2*PI()*[.$O8]/60*[.$T8]/[.Z9]" office:value-type="float" office:value="1442.47272727273" calcext:value-type="float">
            <text:p>1442.47</text:p>
          </table:table-cell>
          <table:table-cell table:formula="of:=2*PI()*[.$O8]/60*[.$B$18]/[.$B$19]/[.$B$23]" office:value-type="float" office:value="26.8701089669447" calcext:value-type="float">
            <text:p>26.87</text:p>
          </table:table-cell>
          <table:table-cell table:formula="of:=2*PI()*[.$O8]/60*[.$T8]/[.AB9]" office:value-type="float" office:value="982.109090909091" calcext:value-type="float">
            <text:p>982.11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29.52" calcext:value-type="float">
            <text:p>529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4" calcext:value-type="float">
            <text:p>64</text:p>
          </table:table-cell>
          <table:table-cell table:style-name="ce8" table:formula="of:=2*PI()*[.A10]/60*[.B10]/1000" office:value-type="float" office:value="33.5103216382911" calcext:value-type="float">
            <text:p>34</text:p>
          </table:table-cell>
          <table:table-cell table:style-name="ce24" table:formula="of:=[.$I$26]*[.$I$21]*[.$A10]/60/2" office:value-type="float" office:value="158.534460007459" calcext:value-type="float">
            <text:p>159</text:p>
          </table:table-cell>
          <table:table-cell table:style-name="ce47" table:formula="of:=[.C10]/[.D10]" office:value-type="float" office:value="0.211375631750438" calcext:value-type="float">
            <text:p>0.21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2*([.H11]/60)-148.3" office:value-type="float" office:value="85.0333333333333" calcext:value-type="float">
            <text:p>8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67" calcext:value-type="float">
            <text:p>67</text:p>
          </table:table-cell>
          <table:table-cell table:style-name="ce24" office:value-type="float" office:value="39" calcext:value-type="float">
            <text:p>39</text:p>
          </table:table-cell>
          <table:table-cell table:style-name="ce36" table:formula="of:=[.P10]+[.Q10]" office:value-type="float" office:value="106" calcext:value-type="float">
            <text:p>106</text:p>
          </table:table-cell>
          <table:table-cell table:style-name="ce16"/>
          <table:table-cell table:formula="of:=[.R10]*[.$W$12]*[.$W$10]-[.Q10]" office:value-type="float" office:value="67" calcext:value-type="float">
            <text:p>6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2]" office:value-type="float" office:value="20.9080483147047" calcext:value-type="float">
            <text:p>20.91</text:p>
          </table:table-cell>
          <table:table-cell table:formula="of:=2*PI()*[.$O9]/60*[.$T9]/[.Z10]" office:value-type="float" office:value="1402.40404040404" calcext:value-type="float">
            <text:p>1402.4</text:p>
          </table:table-cell>
          <table:table-cell table:formula="of:=2*PI()*[.$O9]/60*[.$B$18]/[.$B$19]/[.$B$23]" office:value-type="float" office:value="30.7086959622225" calcext:value-type="float">
            <text:p>30.71</text:p>
          </table:table-cell>
          <table:table-cell table:formula="of:=2*PI()*[.$O9]/60*[.$T9]/[.AB10]" office:value-type="float" office:value="954.828282828283" calcext:value-type="float">
            <text:p>954.83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37.68" calcext:value-type="float">
            <text:p>637.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8" calcext:value-type="float">
            <text:p>58</text:p>
          </table:table-cell>
          <table:table-cell table:style-name="ce24" table:formula="of:=2*PI()*[.A11]/60*[.B11]/1000" office:value-type="float" office:value="33.4056018831715" calcext:value-type="float">
            <text:p>33</text:p>
          </table:table-cell>
          <table:table-cell table:style-name="ce24" table:formula="of:=[.$I$26]*[.$I$21]*[.$A11]/60/2" office:value-type="float" office:value="174.387906008205" calcext:value-type="float">
            <text:p>174</text:p>
          </table:table-cell>
          <table:table-cell table:style-name="ce47" table:formula="of:=[.C11]/[.D11]" office:value-type="float" office:value="0.191559166273834" calcext:value-type="float">
            <text:p>0.19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4" calcext:value-type="float">
            <text:p>64</text:p>
          </table:table-cell>
          <table:table-cell table:style-name="ce24" office:value-type="float" office:value="46" calcext:value-type="float">
            <text:p>46</text:p>
          </table:table-cell>
          <table:table-cell table:style-name="ce36" table:formula="of:=[.P11]+[.Q11]" office:value-type="float" office:value="110" calcext:value-type="float">
            <text:p>110</text:p>
          </table:table-cell>
          <table:table-cell table:style-name="ce16"/>
          <table:table-cell table:formula="of:=[.R11]*[.$W$12]*[.$W$10]-[.Q11]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2]" office:value-type="float" office:value="23.5215543540428" calcext:value-type="float">
            <text:p>23.52</text:p>
          </table:table-cell>
          <table:table-cell table:formula="of:=2*PI()*[.$O10]/60*[.$T10]/[.Z11]" office:value-type="float" office:value="1342.30101010101" calcext:value-type="float">
            <text:p>1342.3</text:p>
          </table:table-cell>
          <table:table-cell table:formula="of:=2*PI()*[.$O10]/60*[.$B$18]/[.$B$19]/[.$B$23]" office:value-type="float" office:value="34.5472829575003" calcext:value-type="float">
            <text:p>34.55</text:p>
          </table:table-cell>
          <table:table-cell table:formula="of:=2*PI()*[.$O10]/60*[.$T10]/[.AB11]" office:value-type="float" office:value="913.907070707071" calcext:value-type="float">
            <text:p>913.91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62.48" calcext:value-type="float">
            <text:p>762.5</text:p>
          </table:table-cell>
          <table:table-cell/>
        </table:table-row>
        <table:table-row table:style-name="ro1">
          <table:table-cell/>
          <table:table-cell table:style-name="ce26"/>
          <table:table-cell table:style-name="ce24" table:number-columns-repeated="2"/>
          <table:table-cell table:style-name="ce47"/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58" calcext:value-type="float">
            <text:p>58</text:p>
          </table:table-cell>
          <table:table-cell table:style-name="ce24" office:value-type="float" office:value="54" calcext:value-type="float">
            <text:p>54</text:p>
          </table:table-cell>
          <table:table-cell table:style-name="ce36" table:formula="of:=[.P12]+[.Q12]" office:value-type="float" office:value="112" calcext:value-type="float">
            <text:p>112</text:p>
          </table:table-cell>
          <table:table-cell table:style-name="ce16"/>
          <table:table-cell table:formula="of:=[.R12]*[.$W$12]*[.$W$10]-[.Q12]" office:value-type="float" office:value="58" calcext:value-type="float">
            <text:p>58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2]" office:value-type="float" office:value="26.1350603933808" calcext:value-type="float">
            <text:p>26.14</text:p>
          </table:table-cell>
          <table:table-cell table:formula="of:=2*PI()*[.$O11]/60*[.$T11]/[.Z12]" office:value-type="float" office:value="1282.19797979798" calcext:value-type="float">
            <text:p>1282.2</text:p>
          </table:table-cell>
          <table:table-cell table:formula="of:=2*PI()*[.$O11]/60*[.$B$18]/[.$B$19]/[.$B$23]" office:value-type="float" office:value="38.3858699527781" calcext:value-type="float">
            <text:p>38.39</text:p>
          </table:table-cell>
          <table:table-cell table:formula="of:=2*PI()*[.$O11]/60*[.$T11]/[.AB12]" office:value-type="float" office:value="872.985858585859" calcext:value-type="float">
            <text:p>872.99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03.92" calcext:value-type="float">
            <text:p>903.9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000" calcext:value-type="float">
            <text:p>6000</text:p>
          </table:table-cell>
          <table:table-cell table:style-name="ce15" office:value-type="float" office:value="49" calcext:value-type="float">
            <text:p>49</text:p>
          </table:table-cell>
          <table:table-cell table:style-name="ce24" office:value-type="float" office:value="63" calcext:value-type="float">
            <text:p>63</text:p>
          </table:table-cell>
          <table:table-cell table:style-name="ce36" table:formula="of:=[.P13]+[.Q13]" office:value-type="float" office:value="112" calcext:value-type="float">
            <text:p>112</text:p>
          </table:table-cell>
          <table:table-cell table:style-name="ce16"/>
          <table:table-cell table:formula="of:=[.R13]*[.$W$12]*[.$W$10]-[.Q13]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2]" office:value-type="float" office:value="28.7485664327189" calcext:value-type="float">
            <text:p>28.75</text:p>
          </table:table-cell>
          <table:table-cell table:formula="of:=2*PI()*[.$O12]/60*[.$T12]/[.Z13]" office:value-type="float" office:value="1161.99191919192" calcext:value-type="float">
            <text:p>1161.99</text:p>
          </table:table-cell>
          <table:table-cell table:formula="of:=2*PI()*[.$O12]/60*[.$B$18]/[.$B$19]/[.$B$23]" office:value-type="float" office:value="42.2244569480559" calcext:value-type="float">
            <text:p>42.22</text:p>
          </table:table-cell>
          <table:table-cell table:formula="of:=2*PI()*[.$O12]/60*[.$T12]/[.AB13]" office:value-type="float" office:value="791.143434343434" calcext:value-type="float">
            <text:p>791.14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2" calcext:value-type="float">
            <text:p>1062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30" calcext:value-type="float">
            <text:p>30</text:p>
          </table:table-cell>
          <table:table-cell table:style-name="ce24" office:value-type="float" office:value="73" calcext:value-type="float">
            <text:p>73</text:p>
          </table:table-cell>
          <table:table-cell table:style-name="ce36" table:formula="of:=[.P14]+[.Q14]" office:value-type="float" office:value="103" calcext:value-type="float">
            <text:p>103</text:p>
          </table:table-cell>
          <table:table-cell table:style-name="ce16"/>
          <table:table-cell table:formula="of:=[.R14]*[.$W$12]*[.$W$10]-[.Q14]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2]" office:value-type="float" office:value="31.362072472057" calcext:value-type="float">
            <text:p>31.36</text:p>
          </table:table-cell>
          <table:table-cell table:formula="of:=2*PI()*[.$O13]/60*[.$T13]/[.Z14]" office:value-type="float" office:value="981.682828282828" calcext:value-type="float">
            <text:p>981.68</text:p>
          </table:table-cell>
          <table:table-cell table:formula="of:=2*PI()*[.$O13]/60*[.$B$18]/[.$B$19]/[.$B$23]" office:value-type="float" office:value="46.0630439433338" calcext:value-type="float">
            <text:p>46.06</text:p>
          </table:table-cell>
          <table:table-cell table:formula="of:=2*PI()*[.$O13]/60*[.$T13]/[.AB14]" office:value-type="float" office:value="668.379797979798" calcext:value-type="float">
            <text:p>668.38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6.72" calcext:value-type="float">
            <text:p>1236.7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85" calcext:value-type="float">
            <text:p>85</text:p>
          </table:table-cell>
          <table:table-cell table:style-name="ce36" table:formula="of:=[.P15]+[.Q15]" office:value-type="float" office:value="85" calcext:value-type="float">
            <text:p>85</text:p>
          </table:table-cell>
          <table:table-cell table:style-name="ce16"/>
          <table:table-cell table:formula="of:=[.R15]*[.$W$12]*[.$W$10]-[.Q1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2]" office:value-type="float" office:value="33.9755785113951" calcext:value-type="float">
            <text:p>33.98</text:p>
          </table:table-cell>
          <table:table-cell table:formula="of:=2*PI()*[.$O14]/60*[.$T14]/[.Z15]" office:value-type="float" office:value="601.030303030303" calcext:value-type="float">
            <text:p>601.03</text:p>
          </table:table-cell>
          <table:table-cell table:formula="of:=2*PI()*[.$O14]/60*[.$B$18]/[.$B$19]/[.$B$23]" office:value-type="float" office:value="49.9016309386116" calcext:value-type="float">
            <text:p>49.9</text:p>
          </table:table-cell>
          <table:table-cell table:formula="of:=2*PI()*[.$O14]/60*[.$T14]/[.AB15]" office:value-type="float" office:value="409.212121212121" calcext:value-type="float">
            <text:p>409.21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8.08" calcext:value-type="float">
            <text:p>1428.1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3"/>
          <table:table-cell table:formula="of:=2*PI()*[.$O15]/60*[.$B$18]/[.$B$19]/[.$B$22]" office:value-type="float" office:value="36.5890845507332" calcext:value-type="float">
            <text:p>36.59</text:p>
          </table:table-cell>
          <table:table-cell table:formula="of:=2*PI()*[.$O15]/60*[.$T15]/[.Z16]" office:value-type="float" office:value="0" calcext:value-type="float">
            <text:p>0</text:p>
          </table:table-cell>
          <table:table-cell table:formula="of:=2*PI()*[.$O15]/60*[.$B$18]/[.$B$19]/[.$B$23]" office:value-type="float" office:value="53.7402179338894" calcext:value-type="float">
            <text:p>53.74</text:p>
          </table:table-cell>
          <table:table-cell table:formula="of:=2*PI()*[.$O15]/60*[.$T15]/[.AB16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36.08" calcext:value-type="float">
            <text:p>1636.1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19" office:value-type="float" office:value="0.297" calcext:value-type="float">
            <text:p>0.30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22" calcext:value-type="float">
            <text:p>4.220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046" calcext:value-type="float">
            <text:p>1.046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8" calcext:value-type="float">
            <text:p>3.800</text:p>
          </table:table-cell>
          <table:table-cell/>
          <table:table-cell table:formula="of:=2*PI()*[.$B$17]/60*[.$B$18]/[.$B$19]/[.$B20]*3.6" office:value-type="float" office:value="41.8931262810951" calcext:value-type="float">
            <text:p>41.89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85208281366924" calcext:value-type="float">
            <text:p>1.85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12" calcext:value-type="float">
            <text:p>2.120</text:p>
          </table:table-cell>
          <table:table-cell/>
          <table:table-cell table:formula="of:=2*PI()*[.$B$17]/60*[.$B$18]/[.$B$19]/[.$B21]*3.6" office:value-type="float" office:value="75.0914527680007" calcext:value-type="float">
            <text:p>75.09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31977108110525" calcext:value-type="float">
            <text:p>3.32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41" calcext:value-type="float">
            <text:p>1.410</text:p>
          </table:table-cell>
          <table:table-cell/>
          <table:table-cell table:formula="of:=2*PI()*[.$B$17]/60*[.$B$18]/[.$B$19]/[.$B22]*3.6" office:value-type="float" office:value="112.903460899405" calcext:value-type="float">
            <text:p>112.9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4.99142885953413" calcext:value-type="float">
            <text:p>4.99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6" calcext:value-type="float">
            <text:p>0.960</text:p>
          </table:table-cell>
          <table:table-cell/>
          <table:table-cell table:formula="of:=2*PI()*[.$B$17]/60*[.$B$18]/[.$B$19]/[.$B23]*3.6" office:value-type="float" office:value="165.826958196002" calcext:value-type="float">
            <text:p>165.83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33116113744076" calcext:value-type="float">
            <text:p>7.33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/>
          <table:table-cell table:style-name="ce27"/>
          <table:table-cell table:number-columns-repeated="5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45" office:value-type="string" calcext:value-type="string">
            <text:p>R</text:p>
          </table:table-cell>
          <table:table-cell table:style-name="ce46" office:value-type="float" office:value="3.27" calcext:value-type="float">
            <text:p>3.270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0820005827624787" calcext:value-type="float">
            <text:p>0.08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/>
      <number:text>.</number:text>
      <number:month/>
      <number:text>.</number:text>
      <number:year number:style="long"/>
    </number:date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8">
      <number:number number:decimal-places="6" loext:min-decimal-places="6" number:min-integer-digits="1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3:59:25.6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7M8S</meta:editing-duration>
    <meta:editing-cycles>63</meta:editing-cycles>
    <meta:generator>LibreOffice/6.2.2.2$Windows_X86_64 LibreOffice_project/2b840030fec2aae0fd2658d8d4f9548af4e3518d</meta:generator>
    <dc:date>2019-08-01T14:01:10.743000000</dc:date>
    <dc:creator>Jiří Zbytovský</dc:creator>
    <meta:document-statistic meta:table-count="3" meta:cell-count="704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5.412cm" style:legend-expansion="high" chart:style-name="ch3"/>
        <chart:plot-area chart:style-name="ch4" table:cell-range-address="'105'.B17:'105'.C17 '105'.A20:'105'.A23 '105'.D20:'105'.E23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'105'.D20:'105'.E20" chart:label-cell-address="'105'.A20:'105'.A20" chart:class="chart:scatter">
            <chart:domain table:cell-range-address="'105'.B17:'105'.C17"/>
            <chart:regression-curve chart:style-name="ch11"/>
            <chart:data-point chart:repeated="2"/>
          </chart:series>
          <chart:series chart:style-name="ch12" chart:values-cell-range-address="'105'.D21:'105'.E21" chart:label-cell-address="'105'.A21:'105'.A21" chart:class="chart:scatter">
            <chart:regression-curve chart:style-name="ch13"/>
            <chart:data-point chart:repeated="2"/>
          </chart:series>
          <chart:series chart:style-name="ch14" chart:values-cell-range-address="'105'.D22:'105'.E22" chart:label-cell-address="'105'.A22:'105'.A22" chart:class="chart:scatter">
            <chart:regression-curve chart:style-name="ch15"/>
            <chart:data-point chart:repeated="2"/>
          </chart:series>
          <chart:series chart:style-name="ch16" chart:values-cell-range-address="'105'.D23:'105'.E23" chart:label-cell-address="'105'.A23:'105'.A23" chart:class="chart:scatter">
            <chart:regression-curve chart:style-name="ch17"/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'105'.B17:'105'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'105'.A20:'105'.A20</svg:desc>
                </draw:g>
              </table:table-cell>
              <table:table-cell office:value-type="float" office:value="41.8931262810951">
                <text:p>41.8931262810951</text:p>
                <draw:g>
                  <svg:desc>'105'.D20:'105'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'105'.A21:'105'.A21</svg:desc>
                </draw:g>
              </table:table-cell>
              <table:table-cell office:value-type="float" office:value="75.0914527680007">
                <text:p>75.0914527680007</text:p>
                <draw:g>
                  <svg:desc>'105'.D21:'105'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105'.A22:'105'.A22</svg:desc>
                </draw:g>
              </table:table-cell>
              <table:table-cell office:value-type="float" office:value="112.903460899405">
                <text:p>112.903460899405</text:p>
                <draw:g>
                  <svg:desc>'105'.D22:'105'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105'.A23:'105'.A23</svg:desc>
                </draw:g>
              </table:table-cell>
              <table:table-cell office:value-type="float" office:value="165.826958196002">
                <text:p>165.826958196002</text:p>
                <draw:g>
                  <svg:desc>'105'.D23:'105'.E23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'105'.O2:'105'.O17 '105'.T2:'105'.T17" svg:x="0.474cm" svg:y="1.635cm" svg:width="22.779cm" svg:height="16.042cm">
          <chartooo:coordinate-region svg:x="1.095cm" svg:y="1.834cm" svg:width="21.78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5'.T2:'105'.T17" chart:class="chart:scatter">
            <chart:domain table:cell-range-address="'105'.O2:'105'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105'.O2:'105'.O17</svg:desc>
                </draw:g>
              </table:table-cell>
              <table:table-cell office:value-type="float" office:value="53">
                <text:p>53</text:p>
                <draw:g>
                  <svg:desc>'105'.T2:'105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'105'.AC3:'105'.AE16 '105'.AF3:'105'.AF5 '105'.AA3:'105'.AA16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'105'.AE3:'105'.AE16" chart:label-cell-address="'105'.AF3:'105'.AF3" chart:class="chart:scatter">
            <chart:domain table:cell-range-address="'105'.AD3:'105'.AD16"/>
            <chart:data-point chart:repeated="14"/>
          </chart:series>
          <chart:series chart:style-name="ch11" chart:values-cell-range-address="'105'.AA3:'105'.AA16" chart:label-cell-address="'105'.AF4:'105'.AF4" chart:class="chart:scatter">
            <chart:domain table:cell-range-address="'105'.Z3:'105'.Z16"/>
            <chart:data-point chart:repeated="14"/>
          </chart:series>
          <chart:series chart:style-name="ch12" chart:values-cell-range-address="'105'.AC3:'105'.AC16" chart:label-cell-address="'105'.AF5:'105'.AF5" chart:class="chart:scatter">
            <chart:domain table:cell-range-address="'105'.AB3:'105'.AB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'105'.AF3:'105'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3</text:p>
                <draw:g>
                  <svg:desc>'105'.AF4:'105'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4</text:p>
                <draw:g>
                  <svg:desc>'105'.AF5:'105'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5'.AD3:'105'.AD16</svg:desc>
                </draw:g>
              </table:table-cell>
              <table:table-cell office:value-type="float" office:value="230">
                <text:p>230</text:p>
                <draw:g>
                  <svg:desc>'105'.AE3:'105'.AE16</svg:desc>
                </draw:g>
              </table:table-cell>
              <table:table-cell office:value-type="float" office:value="2.61350603933808">
                <text:p>2.61350603933808</text:p>
                <draw:g>
                  <svg:desc>'105'.Z3:'105'.Z16</svg:desc>
                </draw:g>
              </table:table-cell>
              <table:table-cell office:value-type="float" office:value="1061.8202020202">
                <text:p>1061.8202020202</text:p>
                <draw:g>
                  <svg:desc>'105'.AA3:'105'.AA16</svg:desc>
                </draw:g>
              </table:table-cell>
              <table:table-cell office:value-type="float" office:value="3.83858699527781">
                <text:p>3.83858699527781</text:p>
                <draw:g>
                  <svg:desc>'105'.AB3:'105'.AB16</svg:desc>
                </draw:g>
              </table:table-cell>
              <table:table-cell office:value-type="float" office:value="722.941414141414">
                <text:p>722.941414141414</text:p>
                <draw:g>
                  <svg:desc>'105'.AC3:'105'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8.32">
                <text:p>238.32</text:p>
              </table:table-cell>
              <table:table-cell office:value-type="float" office:value="5.22701207867617">
                <text:p>5.22701207867617</text:p>
              </table:table-cell>
              <table:table-cell office:value-type="float" office:value="1222.09494949495">
                <text:p>1222.09494949495</text:p>
              </table:table-cell>
              <table:table-cell office:value-type="float" office:value="7.67717399055563">
                <text:p>7.67717399055563</text:p>
              </table:table-cell>
              <table:table-cell office:value-type="float" office:value="832.064646464647">
                <text:p>832.06464646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3.28">
                <text:p>263.28</text:p>
              </table:table-cell>
              <table:table-cell office:value-type="float" office:value="7.84051811801426">
                <text:p>7.84051811801426</text:p>
              </table:table-cell>
              <table:table-cell office:value-type="float" office:value="1322.26666666667">
                <text:p>1322.26666666667</text:p>
              </table:table-cell>
              <table:table-cell office:value-type="float" office:value="11.5157609858334">
                <text:p>11.5157609858334</text:p>
              </table:table-cell>
              <table:table-cell office:value-type="float" office:value="900.266666666667">
                <text:p>900.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04.88">
                <text:p>304.88</text:p>
              </table:table-cell>
              <table:table-cell office:value-type="float" office:value="10.4540241573523">
                <text:p>10.4540241573523</text:p>
              </table:table-cell>
              <table:table-cell office:value-type="float" office:value="1382.3696969697">
                <text:p>1382.3696969697</text:p>
              </table:table-cell>
              <table:table-cell office:value-type="float" office:value="15.3543479811113">
                <text:p>15.3543479811113</text:p>
              </table:table-cell>
              <table:table-cell office:value-type="float" office:value="941.187878787879">
                <text:p>941.187878787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63.12">
                <text:p>363.12</text:p>
              </table:table-cell>
              <table:table-cell office:value-type="float" office:value="13.0675301966904">
                <text:p>13.0675301966904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19.1929349763891">
                <text:p>19.1929349763891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15.6810362360285">
                <text:p>15.6810362360285</text:p>
              </table:table-cell>
              <table:table-cell office:value-type="float" office:value="1462.50707070707">
                <text:p>1462.50707070707</text:p>
              </table:table-cell>
              <table:table-cell office:value-type="float" office:value="23.0315219716669">
                <text:p>23.0315219716669</text:p>
              </table:table-cell>
              <table:table-cell office:value-type="float" office:value="995.749494949495">
                <text:p>995.74949494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9.52">
                <text:p>529.52</text:p>
              </table:table-cell>
              <table:table-cell office:value-type="float" office:value="18.2945422753666">
                <text:p>18.2945422753666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26.8701089669447">
                <text:p>26.8701089669447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37.68">
                <text:p>637.68</text:p>
              </table:table-cell>
              <table:table-cell office:value-type="float" office:value="20.9080483147047">
                <text:p>20.9080483147047</text:p>
              </table:table-cell>
              <table:table-cell office:value-type="float" office:value="1402.40404040404">
                <text:p>1402.40404040404</text:p>
              </table:table-cell>
              <table:table-cell office:value-type="float" office:value="30.7086959622225">
                <text:p>30.7086959622225</text:p>
              </table:table-cell>
              <table:table-cell office:value-type="float" office:value="954.828282828283">
                <text:p>954.828282828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62.48">
                <text:p>762.48</text:p>
              </table:table-cell>
              <table:table-cell office:value-type="float" office:value="23.5215543540428">
                <text:p>23.5215543540428</text:p>
              </table:table-cell>
              <table:table-cell office:value-type="float" office:value="1342.30101010101">
                <text:p>1342.30101010101</text:p>
              </table:table-cell>
              <table:table-cell office:value-type="float" office:value="34.5472829575003">
                <text:p>34.5472829575003</text:p>
              </table:table-cell>
              <table:table-cell office:value-type="float" office:value="913.907070707071">
                <text:p>913.907070707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03.92">
                <text:p>903.92</text:p>
              </table:table-cell>
              <table:table-cell office:value-type="float" office:value="26.1350603933808">
                <text:p>26.1350603933808</text:p>
              </table:table-cell>
              <table:table-cell office:value-type="float" office:value="1282.19797979798">
                <text:p>1282.19797979798</text:p>
              </table:table-cell>
              <table:table-cell office:value-type="float" office:value="38.3858699527781">
                <text:p>38.3858699527781</text:p>
              </table:table-cell>
              <table:table-cell office:value-type="float" office:value="872.985858585859">
                <text:p>872.985858585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2">
                <text:p>1062</text:p>
              </table:table-cell>
              <table:table-cell office:value-type="float" office:value="28.7485664327189">
                <text:p>28.7485664327189</text:p>
              </table:table-cell>
              <table:table-cell office:value-type="float" office:value="1161.99191919192">
                <text:p>1161.99191919192</text:p>
              </table:table-cell>
              <table:table-cell office:value-type="float" office:value="42.2244569480559">
                <text:p>42.2244569480559</text:p>
              </table:table-cell>
              <table:table-cell office:value-type="float" office:value="791.143434343434">
                <text:p>791.14343434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6.72">
                <text:p>1236.72</text:p>
              </table:table-cell>
              <table:table-cell office:value-type="float" office:value="31.362072472057">
                <text:p>31.362072472057</text:p>
              </table:table-cell>
              <table:table-cell office:value-type="float" office:value="981.682828282828">
                <text:p>981.682828282828</text:p>
              </table:table-cell>
              <table:table-cell office:value-type="float" office:value="46.0630439433338">
                <text:p>46.0630439433338</text:p>
              </table:table-cell>
              <table:table-cell office:value-type="float" office:value="668.379797979798">
                <text:p>668.379797979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8.08">
                <text:p>1428.08</text:p>
              </table:table-cell>
              <table:table-cell office:value-type="float" office:value="33.9755785113951">
                <text:p>33.9755785113951</text:p>
              </table:table-cell>
              <table:table-cell office:value-type="float" office:value="601.030303030303">
                <text:p>601.030303030303</text:p>
              </table:table-cell>
              <table:table-cell office:value-type="float" office:value="49.9016309386116">
                <text:p>49.9016309386116</text:p>
              </table:table-cell>
              <table:table-cell office:value-type="float" office:value="409.212121212121">
                <text:p>409.212121212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36.08">
                <text:p>1636.08</text:p>
              </table:table-cell>
              <table:table-cell office:value-type="float" office:value="36.5890845507332">
                <text:p>36.5890845507332</text:p>
              </table:table-cell>
              <table:table-cell office:value-type="float" office:value="0">
                <text:p>0</text:p>
              </table:table-cell>
              <table:table-cell office:value-type="float" office:value="53.7402179338894">
                <text:p>53.74021793388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914cm" style:legend-expansion="high" chart:style-name="ch3"/>
        <chart:plot-area chart:style-name="ch4" table:cell-range-address="Felda.B17:Felda.C17 Felda.A20:Felda.A24 Felda.D20:Felda.E24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Felda.D20:Felda.E20" chart:label-cell-address="Felda.A20:Felda.A20" chart:class="chart:scatter">
            <chart:domain table:cell-range-address="Felda.B17:Felda.C17"/>
            <chart:regression-curve chart:style-name="ch11"/>
            <chart:data-point chart:repeated="2"/>
          </chart:series>
          <chart:series chart:style-name="ch12" chart:values-cell-range-address="Felda.D21:Felda.E21" chart:label-cell-address="Felda.A21:Felda.A21" chart:class="chart:scatter">
            <chart:regression-curve chart:style-name="ch13"/>
            <chart:data-point chart:repeated="2"/>
          </chart:series>
          <chart:series chart:style-name="ch14" chart:values-cell-range-address="Felda.D22:Felda.E22" chart:label-cell-address="Felda.A22:Felda.A22" chart:class="chart:scatter">
            <chart:regression-curve chart:style-name="ch15"/>
            <chart:data-point chart:repeated="2"/>
          </chart:series>
          <chart:series chart:style-name="ch16" chart:values-cell-range-address="Felda.D23:Felda.E23" chart:label-cell-address="Felda.A23:Felda.A23" chart:class="chart:scatter">
            <chart:regression-curve chart:style-name="ch17"/>
            <chart:data-point chart:repeated="2"/>
          </chart:series>
          <chart:series chart:style-name="ch18" chart:values-cell-range-address="Felda.D24:Felda.E24" chart:label-cell-address="Felda.A24:Felda.A24" chart:class="chart:scatter">
            <chart:regression-curve chart:style-name="ch19"/>
            <chart:data-point chart:style-name="ch20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Felda.B17:Felda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Felda.A20:Felda.A20</svg:desc>
                </draw:g>
              </table:table-cell>
              <table:table-cell office:value-type="float" office:value="44.3054479601382">
                <text:p>44.3054479601382</text:p>
                <draw:g>
                  <svg:desc>Felda.D20:Felda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Felda.A21:Felda.A21</svg:desc>
                </draw:g>
              </table:table-cell>
              <table:table-cell office:value-type="float" office:value="76.6139162844418">
                <text:p>76.6139162844418</text:p>
                <draw:g>
                  <svg:desc>Felda.D21:Felda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Felda.A22:Felda.A22</svg:desc>
                </draw:g>
              </table:table-cell>
              <table:table-cell office:value-type="float" office:value="115.676733900661">
                <text:p>115.676733900661</text:p>
                <draw:g>
                  <svg:desc>Felda.D22:Felda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Felda.A23:Felda.A23</svg:desc>
                </draw:g>
              </table:table-cell>
              <table:table-cell office:value-type="float" office:value="158.104014942974">
                <text:p>158.104014942974</text:p>
                <draw:g>
                  <svg:desc>Felda.D23:Felda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Felda.A24:Felda.A24</svg:desc>
                </draw:g>
              </table:table-cell>
              <table:table-cell office:value-type="float" office:value="204.410630198239">
                <text:p>204.410630198239</text:p>
                <draw:g>
                  <svg:desc>Felda.D24:Felda.E2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row>
        <mi>P</mi>
        <mo stretchy="false">=</mo>
        <mrow>
          <mfrac>
            <mrow>
              <mi>p</mi>
              <mo stretchy="false">⋅</mo>
              <mi>V</mi>
            </mrow>
            <mrow>
              <mi>R</mi>
              <mo stretchy="false">⋅</mo>
              <mi>T</mi>
            </mrow>
          </mfrac>
          <mo stretchy="false">⋅</mo>
          <mfrac>
            <msub>
              <mi>x</mi>
              <mrow>
                <mi>O</mi>
                <mn>2</mn>
              </mrow>
            </msub>
            <mrow>
              <mi mathvariant="normal">λ</mi>
              <mo stretchy="false">⋅</mo>
              <mn>12.5</mn>
            </mrow>
          </mfrac>
          <mo stretchy="false">⋅</mo>
          <msub>
            <mi>M</mi>
            <mi>b</mi>
          </msub>
          <mo stretchy="false">⋅</mo>
          <mi mathvariant="normal">Δ</mi>
        </mrow>
      </mrow>
      <mrow>
        <msub>
          <mi>H</mi>
          <mi mathvariant="italic">sp</mi>
        </msub>
        <mo stretchy="false">⋅</mo>
        <mfrac>
          <mi>f</mi>
          <mn>2</mn>
        </mfrac>
      </mrow>
    </mrow>
    <annotation encoding="StarMath 5.0">P = {p cdot V over {R cdot T}} cdot {x_O2 over {%lambda cdot 12.5}} cdot M_b cdot %DELTA H_sp cdot {f over 2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Felda.O2:Felda.O17 Felda.T2:Felda.T17" svg:x="0.474cm" svg:y="1.635cm" svg:width="22.779cm" svg:height="16.042cm">
          <chartooo:coordinate-region svg:x="1.095cm" svg:y="1.834cm" svg:width="21.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lda.T2:Felda.T17" chart:class="chart:scatter">
            <chart:domain table:cell-range-address="Felda.O2:Felda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elda.O2:Felda.O17</svg:desc>
                </draw:g>
              </table:table-cell>
              <table:table-cell office:value-type="float" office:value="70">
                <text:p>70</text:p>
                <draw:g>
                  <svg:desc>Felda.T2:Felda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Felda.AD3:Felda.AE19 Felda.AF3:Felda.AF5 Felda.AA3:Felda.AA18 Felda.AC3:Felda.AC18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Felda.AE3:Felda.AE19" chart:label-cell-address="Felda.AF3:Felda.AF3" chart:class="chart:scatter">
            <chart:domain table:cell-range-address="Felda.AD3:Felda.AD19"/>
            <chart:data-point chart:repeated="17"/>
          </chart:series>
          <chart:series chart:style-name="ch11" chart:values-cell-range-address="Felda.AA3:Felda.AA18" chart:label-cell-address="Felda.AF4:Felda.AF4" chart:class="chart:scatter">
            <chart:domain table:cell-range-address="Felda.Z3:Felda.Z18"/>
            <chart:data-point chart:repeated="16"/>
          </chart:series>
          <chart:series chart:style-name="ch12" chart:values-cell-range-address="Felda.AC3:Felda.AC18" chart:label-cell-address="Felda.AF5:Felda.AF5" chart:class="chart:scatter">
            <chart:domain table:cell-range-address="Felda.AB3:Felda.AB18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Felda.AF3:Felda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Felda.AF4:Felda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Felda.AF5:Felda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lda.AD3:Felda.AD19</svg:desc>
                </draw:g>
              </table:table-cell>
              <table:table-cell office:value-type="float" office:value="250">
                <text:p>250</text:p>
                <draw:g>
                  <svg:desc>Felda.AE3:Felda.AE19</svg:desc>
                </draw:g>
              </table:table-cell>
              <table:table-cell office:value-type="float" office:value="3.659815160717">
                <text:p>3.659815160717</text:p>
                <draw:g>
                  <svg:desc>Felda.Z3:Felda.Z18</svg:desc>
                </draw:g>
              </table:table-cell>
              <table:table-cell office:value-type="float" office:value="1001.469">
                <text:p>1001.469</text:p>
                <draw:g>
                  <svg:desc>Felda.AA3:Felda.AA18</svg:desc>
                </draw:g>
              </table:table-cell>
              <table:table-cell office:value-type="float" office:value="4.73172755088516">
                <text:p>4.73172755088516</text:p>
                <draw:g>
                  <svg:desc>Felda.AB3:Felda.AB18</svg:desc>
                </draw:g>
              </table:table-cell>
              <table:table-cell office:value-type="float" office:value="774.599">
                <text:p>774.599</text:p>
                <draw:g>
                  <svg:desc>Felda.AC3:Felda.A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8.16">
                <text:p>258.16</text:p>
              </table:table-cell>
              <table:table-cell office:value-type="float" office:value="7.319630321434">
                <text:p>7.319630321434</text:p>
              </table:table-cell>
              <table:table-cell office:value-type="float" office:value="1115.9226">
                <text:p>1115.9226</text:p>
              </table:table-cell>
              <table:table-cell office:value-type="float" office:value="9.46345510177031">
                <text:p>9.46345510177031</text:p>
              </table:table-cell>
              <table:table-cell office:value-type="float" office:value="863.1246">
                <text:p>863.1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2.64">
                <text:p>282.64</text:p>
              </table:table-cell>
              <table:table-cell office:value-type="float" office:value="10.979445482151">
                <text:p>10.979445482151</text:p>
              </table:table-cell>
              <table:table-cell office:value-type="float" office:value="1187.4561">
                <text:p>1187.4561</text:p>
              </table:table-cell>
              <table:table-cell office:value-type="float" office:value="14.1951826526555">
                <text:p>14.1951826526555</text:p>
              </table:table-cell>
              <table:table-cell office:value-type="float" office:value="918.4531">
                <text:p>918.4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3.44">
                <text:p>323.44</text:p>
              </table:table-cell>
              <table:table-cell office:value-type="float" office:value="14.639260642868">
                <text:p>14.639260642868</text:p>
              </table:table-cell>
              <table:table-cell office:value-type="float" office:value="1258.9896">
                <text:p>1258.9896</text:p>
              </table:table-cell>
              <table:table-cell office:value-type="float" office:value="18.9269102035406">
                <text:p>18.9269102035406</text:p>
              </table:table-cell>
              <table:table-cell office:value-type="float" office:value="973.7816">
                <text:p>973.7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80.56">
                <text:p>380.56</text:p>
              </table:table-cell>
              <table:table-cell office:value-type="float" office:value="18.299075803585">
                <text:p>18.299075803585</text:p>
              </table:table-cell>
              <table:table-cell office:value-type="float" office:value="1330.5231">
                <text:p>1330.5231</text:p>
              </table:table-cell>
              <table:table-cell office:value-type="float" office:value="23.6586377544258">
                <text:p>23.6586377544258</text:p>
              </table:table-cell>
              <table:table-cell office:value-type="float" office:value="1029.1101">
                <text:p>1029.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4">
                <text:p>454</text:p>
              </table:table-cell>
              <table:table-cell office:value-type="float" office:value="21.958890964302">
                <text:p>21.958890964302</text:p>
              </table:table-cell>
              <table:table-cell office:value-type="float" office:value="1387.7499">
                <text:p>1387.7499</text:p>
              </table:table-cell>
              <table:table-cell office:value-type="float" office:value="28.390365305311">
                <text:p>28.390365305311</text:p>
              </table:table-cell>
              <table:table-cell office:value-type="float" office:value="1073.3729">
                <text:p>1073.3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3.76">
                <text:p>543.76</text:p>
              </table:table-cell>
              <table:table-cell office:value-type="float" office:value="25.618706125019">
                <text:p>25.618706125019</text:p>
              </table:table-cell>
              <table:table-cell office:value-type="float" office:value="1459.2834">
                <text:p>1459.2834</text:p>
              </table:table-cell>
              <table:table-cell office:value-type="float" office:value="33.1220928561961">
                <text:p>33.1220928561961</text:p>
              </table:table-cell>
              <table:table-cell office:value-type="float" office:value="1128.7014">
                <text:p>1128.7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49.84">
                <text:p>649.84</text:p>
              </table:table-cell>
              <table:table-cell office:value-type="float" office:value="29.278521285736">
                <text:p>29.278521285736</text:p>
              </table:table-cell>
              <table:table-cell office:value-type="float" office:value="1502.2035">
                <text:p>1502.2035</text:p>
              </table:table-cell>
              <table:table-cell office:value-type="float" office:value="37.8538204070813">
                <text:p>37.8538204070813</text:p>
              </table:table-cell>
              <table:table-cell office:value-type="float" office:value="1161.8985">
                <text:p>1161.8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72.24">
                <text:p>772.24</text:p>
              </table:table-cell>
              <table:table-cell office:value-type="float" office:value="32.938336446453">
                <text:p>32.938336446453</text:p>
              </table:table-cell>
              <table:table-cell office:value-type="float" office:value="1459.2834">
                <text:p>1459.2834</text:p>
              </table:table-cell>
              <table:table-cell office:value-type="float" office:value="42.5855479579664">
                <text:p>42.5855479579664</text:p>
              </table:table-cell>
              <table:table-cell office:value-type="float" office:value="1128.7014">
                <text:p>1128.7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10.96">
                <text:p>910.96</text:p>
              </table:table-cell>
              <table:table-cell office:value-type="float" office:value="36.59815160717">
                <text:p>36.59815160717</text:p>
              </table:table-cell>
              <table:table-cell office:value-type="float" office:value="1359.1365">
                <text:p>1359.1365</text:p>
              </table:table-cell>
              <table:table-cell office:value-type="float" office:value="47.3172755088516">
                <text:p>47.3172755088516</text:p>
              </table:table-cell>
              <table:table-cell office:value-type="float" office:value="1051.2415">
                <text:p>1051.2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6">
                <text:p>1066</text:p>
              </table:table-cell>
              <table:table-cell office:value-type="float" office:value="40.257966767887">
                <text:p>40.257966767887</text:p>
              </table:table-cell>
              <table:table-cell office:value-type="float" office:value="1158.8427">
                <text:p>1158.8427</text:p>
              </table:table-cell>
              <table:table-cell office:value-type="float" office:value="52.0490030597367">
                <text:p>52.0490030597367</text:p>
              </table:table-cell>
              <table:table-cell office:value-type="float" office:value="896.3217">
                <text:p>896.3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7.36">
                <text:p>1237.36</text:p>
              </table:table-cell>
              <table:table-cell office:value-type="float" office:value="43.917781928604">
                <text:p>43.917781928604</text:p>
              </table:table-cell>
              <table:table-cell office:value-type="float" office:value="1001.469">
                <text:p>1001.469</text:p>
              </table:table-cell>
              <table:table-cell office:value-type="float" office:value="56.7807306106219">
                <text:p>56.7807306106219</text:p>
              </table:table-cell>
              <table:table-cell office:value-type="float" office:value="774.599">
                <text:p>774.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5.04">
                <text:p>1425.04</text:p>
              </table:table-cell>
              <table:table-cell office:value-type="float" office:value="47.577597089321">
                <text:p>47.577597089321</text:p>
              </table:table-cell>
              <table:table-cell office:value-type="float" office:value="815.4819">
                <text:p>815.4819</text:p>
              </table:table-cell>
              <table:table-cell office:value-type="float" office:value="61.5124581615071">
                <text:p>61.5124581615071</text:p>
              </table:table-cell>
              <table:table-cell office:value-type="float" office:value="630.7449">
                <text:p>630.7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29.04">
                <text:p>1629.04</text:p>
              </table:table-cell>
              <table:table-cell office:value-type="float" office:value="51.237412250038">
                <text:p>51.237412250038</text:p>
              </table:table-cell>
              <table:table-cell office:value-type="float" office:value="586.5747">
                <text:p>586.5747</text:p>
              </table:table-cell>
              <table:table-cell office:value-type="float" office:value="66.2441857123922">
                <text:p>66.2441857123922</text:p>
              </table:table-cell>
              <table:table-cell office:value-type="float" office:value="453.6937">
                <text:p>453.6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849.36">
                <text:p>1849.36</text:p>
              </table:table-cell>
              <table:table-cell office:value-type="float" office:value="54.897227410755">
                <text:p>54.897227410755</text:p>
              </table:table-cell>
              <table:table-cell office:value-type="float" office:value="329.0541">
                <text:p>329.0541</text:p>
              </table:table-cell>
              <table:table-cell office:value-type="float" office:value="70.9759132632774">
                <text:p>70.9759132632774</text:p>
              </table:table-cell>
              <table:table-cell office:value-type="float" office:value="254.5111">
                <text:p>254.5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086">
                <text:p>2086</text:p>
              </table:table-cell>
              <table:table-cell office:value-type="float" office:value="58.557042571472">
                <text:p>58.557042571472</text:p>
              </table:table-cell>
              <table:table-cell office:value-type="float" office:value="0">
                <text:p>0</text:p>
              </table:table-cell>
              <table:table-cell office:value-type="float" office:value="75.7076408141625">
                <text:p>75.707640814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